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paragraph-properties fo:text-align="justify" style:justify-single-word="false"/>
      <style:text-properties officeooo:paragraph-rsid="008e994d"/>
    </style:style>
    <style:style style:name="P4" style:family="paragraph" style:parent-style-name="Standard">
      <style:paragraph-properties fo:text-align="justify" style:justify-single-word="false"/>
      <style:text-properties officeooo:paragraph-rsid="0091fec6"/>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4585c5" officeooo:paragraph-rsid="004585c5" style:font-weight-asian="bold" style:font-weight-complex="bold"/>
    </style:style>
    <style:style style:name="P7"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8" style:family="paragraph" style:parent-style-name="Standard">
      <style:text-properties officeooo:paragraph-rsid="001d5430"/>
    </style:style>
    <style:style style:name="P9" style:family="paragraph" style:parent-style-name="Standard">
      <style:text-properties officeooo:rsid="0018780e"/>
    </style:style>
    <style:style style:name="P10" style:family="paragraph" style:parent-style-name="Standard">
      <style:paragraph-properties fo:text-align="justify" style:justify-single-word="false"/>
      <style:text-properties officeooo:rsid="0018780e"/>
    </style:style>
    <style:style style:name="P11" style:family="paragraph" style:parent-style-name="Standard">
      <style:paragraph-properties fo:text-align="justify" style:justify-single-word="false"/>
      <style:text-properties officeooo:rsid="0018780e" officeooo:paragraph-rsid="0018780e"/>
    </style:style>
    <style:style style:name="P12" style:family="paragraph" style:parent-style-name="Standard">
      <style:text-properties officeooo:paragraph-rsid="002115ee"/>
    </style:style>
    <style:style style:name="P13" style:family="paragraph" style:parent-style-name="Standard">
      <style:text-properties officeooo:rsid="001d5430"/>
    </style:style>
    <style:style style:name="P14" style:family="paragraph" style:parent-style-name="Standard">
      <style:text-properties officeooo:paragraph-rsid="00244728"/>
    </style:style>
    <style:style style:name="P15" style:family="paragraph" style:parent-style-name="Standard">
      <style:text-properties officeooo:rsid="00244728" officeooo:paragraph-rsid="00244728"/>
    </style:style>
    <style:style style:name="P16" style:family="paragraph" style:parent-style-name="Standard">
      <style:text-properties officeooo:paragraph-rsid="00355b61"/>
    </style:style>
    <style:style style:name="P17" style:family="paragraph" style:parent-style-name="Standard">
      <style:text-properties officeooo:rsid="00355b61" officeooo:paragraph-rsid="00355b61"/>
    </style:style>
    <style:style style:name="P18" style:family="paragraph" style:parent-style-name="Standard">
      <style:paragraph-properties fo:text-align="justify" style:justify-single-word="false"/>
      <style:text-properties officeooo:rsid="00355b61" officeooo:paragraph-rsid="003b4d6c"/>
    </style:style>
    <style:style style:name="P19" style:family="paragraph" style:parent-style-name="Standard">
      <style:paragraph-properties fo:text-align="justify" style:justify-single-word="false"/>
      <style:text-properties officeooo:rsid="00355b61" officeooo:paragraph-rsid="003cbc93"/>
    </style:style>
    <style:style style:name="P20" style:family="paragraph" style:parent-style-name="Standard">
      <style:paragraph-properties fo:text-align="justify" style:justify-single-word="false"/>
      <style:text-properties officeooo:rsid="00355b61" officeooo:paragraph-rsid="003f43a2"/>
    </style:style>
    <style:style style:name="P21" style:family="paragraph" style:parent-style-name="Standard">
      <style:text-properties officeooo:paragraph-rsid="0041a1d2"/>
    </style:style>
    <style:style style:name="P22" style:family="paragraph" style:parent-style-name="Standard">
      <style:paragraph-properties fo:text-align="justify" style:justify-single-word="false"/>
      <style:text-properties officeooo:rsid="003b4d6c" officeooo:paragraph-rsid="003b4d6c"/>
    </style:style>
    <style:style style:name="P23" style:family="paragraph" style:parent-style-name="Standard">
      <style:paragraph-properties fo:text-align="justify" style:justify-single-word="false"/>
      <style:text-properties officeooo:rsid="003b4d6c" officeooo:paragraph-rsid="003f43a2"/>
    </style:style>
    <style:style style:name="P24" style:family="paragraph" style:parent-style-name="Standard">
      <style:paragraph-properties fo:text-align="justify" style:justify-single-word="false"/>
      <style:text-properties officeooo:rsid="003cbc93" officeooo:paragraph-rsid="003cbc93"/>
    </style:style>
    <style:style style:name="P25" style:family="paragraph" style:parent-style-name="Standard">
      <style:paragraph-properties fo:text-align="justify" style:justify-single-word="false"/>
      <style:text-properties officeooo:rsid="003cbc93" officeooo:paragraph-rsid="003f43a2"/>
    </style:style>
    <style:style style:name="P26" style:family="paragraph" style:parent-style-name="Standard">
      <style:text-properties officeooo:rsid="004585c5" officeooo:paragraph-rsid="004585c5"/>
    </style:style>
    <style:style style:name="P27" style:family="paragraph" style:parent-style-name="Standard">
      <style:text-properties officeooo:paragraph-rsid="004585c5"/>
    </style:style>
    <style:style style:name="P28" style:family="paragraph" style:parent-style-name="Standard">
      <style:text-properties officeooo:rsid="0047895d" officeooo:paragraph-rsid="0047895d"/>
    </style:style>
    <style:style style:name="P29" style:family="paragraph" style:parent-style-name="Standard">
      <style:text-properties officeooo:rsid="004aa535" officeooo:paragraph-rsid="004aa535"/>
    </style:style>
    <style:style style:name="P30" style:family="paragraph" style:parent-style-name="Standard">
      <style:text-properties officeooo:rsid="004aa535" officeooo:paragraph-rsid="0068984c"/>
    </style:style>
    <style:style style:name="P31" style:family="paragraph" style:parent-style-name="Standard">
      <style:text-properties officeooo:paragraph-rsid="004aa535"/>
    </style:style>
    <style:style style:name="P32" style:family="paragraph" style:parent-style-name="Standard">
      <style:text-properties officeooo:rsid="004adb12" officeooo:paragraph-rsid="004adb12"/>
    </style:style>
    <style:style style:name="P33" style:family="paragraph" style:parent-style-name="Standard">
      <style:paragraph-properties fo:text-align="justify" style:justify-single-word="false"/>
      <style:text-properties officeooo:rsid="0052552b" officeooo:paragraph-rsid="0052552b"/>
    </style:style>
    <style:style style:name="P34" style:family="paragraph" style:parent-style-name="Standard">
      <style:paragraph-properties fo:text-align="justify" style:justify-single-word="false"/>
      <style:text-properties officeooo:rsid="00528028" officeooo:paragraph-rsid="00528028"/>
    </style:style>
    <style:style style:name="P35" style:family="paragraph" style:parent-style-name="Standard">
      <style:paragraph-properties fo:text-align="justify" style:justify-single-word="false"/>
      <style:text-properties officeooo:rsid="0053e0d3" officeooo:paragraph-rsid="0053e0d3"/>
    </style:style>
    <style:style style:name="P36" style:family="paragraph" style:parent-style-name="Standard">
      <style:paragraph-properties fo:text-align="justify" style:justify-single-word="false"/>
      <style:text-properties officeooo:rsid="005761c6" officeooo:paragraph-rsid="005761c6"/>
    </style:style>
    <style:style style:name="P37" style:family="paragraph" style:parent-style-name="Standard">
      <style:text-properties officeooo:rsid="005acce6" officeooo:paragraph-rsid="005acce6"/>
    </style:style>
    <style:style style:name="P38" style:family="paragraph" style:parent-style-name="Standard">
      <style:text-properties officeooo:paragraph-rsid="005bf730"/>
    </style:style>
    <style:style style:name="P39" style:family="paragraph" style:parent-style-name="Standard">
      <style:paragraph-properties fo:text-align="justify" style:justify-single-word="false"/>
      <style:text-properties officeooo:rsid="00654276" officeooo:paragraph-rsid="00654276"/>
    </style:style>
    <style:style style:name="P40" style:family="paragraph" style:parent-style-name="Standard">
      <style:paragraph-properties fo:text-align="justify" style:justify-single-word="false"/>
      <style:text-properties officeooo:rsid="00654276" officeooo:paragraph-rsid="00876e95"/>
    </style:style>
    <style:style style:name="P41" style:family="paragraph" style:parent-style-name="Standard">
      <style:paragraph-properties fo:text-align="justify" style:justify-single-word="false"/>
      <style:text-properties officeooo:rsid="00654276" officeooo:paragraph-rsid="008e994d"/>
    </style:style>
    <style:style style:name="P42" style:family="paragraph" style:parent-style-name="Standard">
      <style:paragraph-properties fo:text-align="justify" style:justify-single-word="false"/>
      <style:text-properties officeooo:rsid="00654276" officeooo:paragraph-rsid="0091fec6"/>
    </style:style>
    <style:style style:name="P43" style:family="paragraph" style:parent-style-name="Standard">
      <style:paragraph-properties fo:text-align="justify" style:justify-single-word="false"/>
      <style:text-properties officeooo:rsid="00654276" officeooo:paragraph-rsid="00923965"/>
    </style:style>
    <style:style style:name="P44" style:family="paragraph" style:parent-style-name="Standard">
      <style:text-properties officeooo:paragraph-rsid="00654276"/>
    </style:style>
    <style:style style:name="P45" style:family="paragraph" style:parent-style-name="Standard">
      <style:text-properties officeooo:paragraph-rsid="0068984c"/>
    </style:style>
    <style:style style:name="P46" style:family="paragraph" style:parent-style-name="Standard">
      <style:text-properties officeooo:paragraph-rsid="00757dda"/>
    </style:style>
    <style:style style:name="P47" style:family="paragraph" style:parent-style-name="Standard">
      <style:text-properties officeooo:paragraph-rsid="00774bc4"/>
    </style:style>
    <style:style style:name="P48" style:family="paragraph" style:parent-style-name="Standard">
      <style:text-properties officeooo:paragraph-rsid="007934f0"/>
    </style:style>
    <style:style style:name="P49" style:family="paragraph" style:parent-style-name="Standard">
      <style:text-properties officeooo:paragraph-rsid="007a77d1"/>
    </style:style>
    <style:style style:name="P50" style:family="paragraph" style:parent-style-name="Standard">
      <style:text-properties officeooo:paragraph-rsid="007c4344"/>
    </style:style>
    <style:style style:name="P51" style:family="paragraph" style:parent-style-name="Standard">
      <style:text-properties officeooo:paragraph-rsid="007d0064"/>
    </style:style>
    <style:style style:name="P52" style:family="paragraph" style:parent-style-name="Standard">
      <style:text-properties officeooo:paragraph-rsid="007e94b7"/>
    </style:style>
    <style:style style:name="P53" style:family="paragraph" style:parent-style-name="Standard">
      <style:text-properties officeooo:paragraph-rsid="007e96d6"/>
    </style:style>
    <style:style style:name="P54" style:family="paragraph" style:parent-style-name="Standard">
      <style:text-properties officeooo:paragraph-rsid="007f9dab"/>
    </style:style>
    <style:style style:name="P55" style:family="paragraph" style:parent-style-name="Standard">
      <style:text-properties officeooo:paragraph-rsid="00806949"/>
    </style:style>
    <style:style style:name="P56" style:family="paragraph" style:parent-style-name="Standard">
      <style:text-properties officeooo:paragraph-rsid="0082b33f"/>
    </style:style>
    <style:style style:name="P57" style:family="paragraph" style:parent-style-name="Standard">
      <style:text-properties officeooo:paragraph-rsid="00832297"/>
    </style:style>
    <style:style style:name="P58" style:family="paragraph" style:parent-style-name="Standard">
      <style:text-properties officeooo:rsid="0066e947" officeooo:paragraph-rsid="0066e947"/>
    </style:style>
    <style:style style:name="P59" style:family="paragraph" style:parent-style-name="Standard">
      <style:paragraph-properties fo:text-align="justify" style:justify-single-word="false"/>
      <style:text-properties officeooo:rsid="0066e947" officeooo:paragraph-rsid="00876e95"/>
    </style:style>
    <style:style style:name="P60" style:family="paragraph" style:parent-style-name="Standard">
      <style:paragraph-properties fo:text-align="justify" style:justify-single-word="false"/>
      <style:text-properties officeooo:rsid="0066e947" officeooo:paragraph-rsid="008e994d"/>
    </style:style>
    <style:style style:name="P61" style:family="paragraph" style:parent-style-name="Standard">
      <style:paragraph-properties fo:text-align="justify" style:justify-single-word="false"/>
      <style:text-properties officeooo:rsid="0066e947" officeooo:paragraph-rsid="0091fec6"/>
    </style:style>
    <style:style style:name="P62" style:family="paragraph" style:parent-style-name="Standard">
      <style:paragraph-properties fo:text-align="justify" style:justify-single-word="false"/>
      <style:text-properties officeooo:rsid="008e994d" officeooo:paragraph-rsid="008e994d"/>
    </style:style>
    <style:style style:name="P63" style:family="paragraph" style:parent-style-name="Standard">
      <style:paragraph-properties fo:text-align="justify" style:justify-single-word="false"/>
      <style:text-properties officeooo:rsid="008e994d" officeooo:paragraph-rsid="0091fec6"/>
    </style:style>
    <style:style style:name="P64" style:family="paragraph" style:parent-style-name="Standard">
      <style:text-properties officeooo:paragraph-rsid="008e994d"/>
    </style:style>
    <style:style style:name="P65" style:family="paragraph" style:parent-style-name="Standard">
      <style:paragraph-properties fo:text-align="justify" style:justify-single-word="false"/>
      <style:text-properties officeooo:rsid="0091af47" officeooo:paragraph-rsid="0091af47"/>
    </style:style>
    <style:style style:name="P66" style:family="paragraph" style:parent-style-name="Standard">
      <style:paragraph-properties fo:text-align="justify" style:justify-single-word="false"/>
      <style:text-properties officeooo:rsid="0091af47" officeooo:paragraph-rsid="0091fec6"/>
    </style:style>
    <style:style style:name="P67" style:family="paragraph" style:parent-style-name="Standard">
      <style:text-properties officeooo:paragraph-rsid="0091fec6"/>
    </style:style>
    <style:style style:name="P68" style:family="paragraph" style:parent-style-name="Code_20_block">
      <style:text-properties officeooo:rsid="0018780e"/>
    </style:style>
    <style:style style:name="P69" style:family="paragraph" style:parent-style-name="Code_20_block">
      <style:text-properties officeooo:paragraph-rsid="00244728"/>
    </style:style>
    <style:style style:name="P70" style:family="paragraph" style:parent-style-name="Code_20_block">
      <style:text-properties officeooo:paragraph-rsid="0024b383"/>
    </style:style>
    <style:style style:name="P71" style:family="paragraph" style:parent-style-name="Code_20_block">
      <style:text-properties officeooo:paragraph-rsid="00250a76"/>
    </style:style>
    <style:style style:name="P72" style:family="paragraph" style:parent-style-name="Code_20_block">
      <style:text-properties officeooo:rsid="0024b383" officeooo:paragraph-rsid="0024b383"/>
    </style:style>
    <style:style style:name="P73" style:family="paragraph" style:parent-style-name="Code_20_block">
      <style:text-properties officeooo:paragraph-rsid="0026c81d"/>
    </style:style>
    <style:style style:name="P74" style:family="paragraph" style:parent-style-name="Code_20_block">
      <style:text-properties officeooo:paragraph-rsid="0027a24d"/>
    </style:style>
    <style:style style:name="P75" style:family="paragraph" style:parent-style-name="Code_20_block">
      <style:text-properties officeooo:rsid="0027a24d" officeooo:paragraph-rsid="0027a24d"/>
    </style:style>
    <style:style style:name="P76" style:family="paragraph" style:parent-style-name="Code_20_block">
      <style:text-properties officeooo:paragraph-rsid="00355b61"/>
    </style:style>
    <style:style style:name="P77" style:family="paragraph" style:parent-style-name="Code_20_block">
      <style:text-properties officeooo:paragraph-rsid="00358d58"/>
    </style:style>
    <style:style style:name="P78" style:family="paragraph" style:parent-style-name="Code_20_block">
      <style:text-properties officeooo:paragraph-rsid="003f43a2"/>
    </style:style>
    <style:style style:name="P79" style:family="paragraph" style:parent-style-name="Code_20_block">
      <style:text-properties officeooo:paragraph-rsid="0041a1d2"/>
    </style:style>
    <style:style style:name="P80" style:family="paragraph" style:parent-style-name="Code_20_block">
      <style:text-properties officeooo:paragraph-rsid="00426fcb"/>
    </style:style>
    <style:style style:name="P81" style:family="paragraph" style:parent-style-name="Code_20_block">
      <style:text-properties officeooo:rsid="003b4d6c"/>
    </style:style>
    <style:style style:name="P82" style:family="paragraph" style:parent-style-name="Code_20_block">
      <style:text-properties officeooo:rsid="003b4d6c" officeooo:paragraph-rsid="003f43a2"/>
    </style:style>
    <style:style style:name="P83" style:family="paragraph" style:parent-style-name="Code_20_block">
      <style:text-properties officeooo:rsid="003b4d6c" officeooo:paragraph-rsid="0082b33f"/>
    </style:style>
    <style:style style:name="P84" style:family="paragraph" style:parent-style-name="Code_20_block">
      <style:text-properties officeooo:rsid="003cbc93"/>
    </style:style>
    <style:style style:name="P85" style:family="paragraph" style:parent-style-name="Code_20_block">
      <style:text-properties officeooo:rsid="003cbc93" officeooo:paragraph-rsid="003f43a2"/>
    </style:style>
    <style:style style:name="P86" style:family="paragraph" style:parent-style-name="Code_20_block">
      <style:text-properties officeooo:rsid="003cbc93" officeooo:paragraph-rsid="0082b33f"/>
    </style:style>
    <style:style style:name="P87" style:family="paragraph" style:parent-style-name="Code_20_block">
      <style:text-properties officeooo:rsid="00426fcb" officeooo:paragraph-rsid="00426fcb"/>
    </style:style>
    <style:style style:name="P88" style:family="paragraph" style:parent-style-name="Code_20_block">
      <style:text-properties officeooo:rsid="00355b61" officeooo:paragraph-rsid="00358d58"/>
    </style:style>
    <style:style style:name="P89" style:family="paragraph" style:parent-style-name="Code_20_block">
      <style:text-properties fo:color="#008000" officeooo:rsid="0018780e"/>
    </style:style>
    <style:style style:name="P90" style:family="paragraph" style:parent-style-name="Code_20_block">
      <style:text-properties officeooo:paragraph-rsid="0066e947"/>
    </style:style>
    <style:style style:name="P91" style:family="paragraph" style:parent-style-name="Code_20_block">
      <style:text-properties officeooo:paragraph-rsid="00696974"/>
    </style:style>
    <style:style style:name="P92" style:family="paragraph" style:parent-style-name="Code_20_block">
      <style:text-properties officeooo:paragraph-rsid="006aa912"/>
    </style:style>
    <style:style style:name="P93" style:family="paragraph" style:parent-style-name="Code_20_block">
      <style:text-properties officeooo:rsid="006aa912" officeooo:paragraph-rsid="006aa912"/>
    </style:style>
    <style:style style:name="P94" style:family="paragraph" style:parent-style-name="Code_20_block">
      <style:text-properties officeooo:rsid="00754450" officeooo:paragraph-rsid="00754450"/>
    </style:style>
    <style:style style:name="P95" style:family="paragraph" style:parent-style-name="Code_20_block">
      <style:text-properties officeooo:paragraph-rsid="00754450"/>
    </style:style>
    <style:style style:name="P96" style:family="paragraph" style:parent-style-name="Code_20_block">
      <style:text-properties officeooo:paragraph-rsid="00757dda"/>
    </style:style>
    <style:style style:name="P97" style:family="paragraph" style:parent-style-name="Code_20_block">
      <style:text-properties officeooo:paragraph-rsid="00774bc4"/>
    </style:style>
    <style:style style:name="P98" style:family="paragraph" style:parent-style-name="Code_20_block">
      <style:text-properties officeooo:paragraph-rsid="007934f0"/>
    </style:style>
    <style:style style:name="P99" style:family="paragraph" style:parent-style-name="Code_20_block">
      <style:text-properties officeooo:paragraph-rsid="007a77d1"/>
    </style:style>
    <style:style style:name="P100" style:family="paragraph" style:parent-style-name="Code_20_block">
      <style:text-properties officeooo:paragraph-rsid="007c4344"/>
    </style:style>
    <style:style style:name="P101" style:family="paragraph" style:parent-style-name="Code_20_block">
      <style:text-properties officeooo:paragraph-rsid="007d0064"/>
    </style:style>
    <style:style style:name="P102" style:family="paragraph" style:parent-style-name="Code_20_block">
      <style:text-properties officeooo:paragraph-rsid="007e94b7"/>
    </style:style>
    <style:style style:name="P103" style:family="paragraph" style:parent-style-name="Code_20_block">
      <style:text-properties officeooo:paragraph-rsid="007e96d6"/>
    </style:style>
    <style:style style:name="P104" style:family="paragraph" style:parent-style-name="Code_20_block">
      <style:text-properties officeooo:paragraph-rsid="007ea098"/>
    </style:style>
    <style:style style:name="P105" style:family="paragraph" style:parent-style-name="Code_20_block">
      <style:text-properties officeooo:paragraph-rsid="007f9dab"/>
    </style:style>
    <style:style style:name="P106" style:family="paragraph" style:parent-style-name="Code_20_block">
      <style:text-properties officeooo:paragraph-rsid="00806949"/>
    </style:style>
    <style:style style:name="P107" style:family="paragraph" style:parent-style-name="Code_20_block">
      <style:text-properties officeooo:paragraph-rsid="00819087"/>
    </style:style>
    <style:style style:name="P108" style:family="paragraph" style:parent-style-name="Code_20_block">
      <style:text-properties officeooo:paragraph-rsid="00876e95"/>
    </style:style>
    <style:style style:name="P109" style:family="paragraph" style:parent-style-name="Code_20_block">
      <style:text-properties officeooo:paragraph-rsid="008e994d"/>
    </style:style>
    <style:style style:name="P110" style:family="paragraph" style:parent-style-name="Code_20_block">
      <style:text-properties officeooo:paragraph-rsid="008ff004"/>
    </style:style>
    <style:style style:name="P111" style:family="paragraph" style:parent-style-name="Code_20_block">
      <style:paragraph-properties fo:text-align="justify" style:justify-single-word="false"/>
      <style:text-properties officeooo:rsid="008e994d" officeooo:paragraph-rsid="0091fec6"/>
    </style:style>
    <style:style style:name="P112" style:family="paragraph" style:parent-style-name="Code_20_block">
      <style:text-properties officeooo:paragraph-rsid="0091fec6"/>
    </style:style>
    <style:style style:name="P113" style:family="paragraph" style:parent-style-name="Code_20_block">
      <style:text-properties officeooo:paragraph-rsid="00923965"/>
    </style:style>
    <style:style style:name="P114" style:family="paragraph" style:parent-style-name="Standard">
      <style:paragraph-properties fo:break-before="page"/>
    </style:style>
    <style:style style:name="P115" style:family="paragraph" style:parent-style-name="Standard">
      <style:paragraph-properties fo:break-before="page"/>
      <style:text-properties officeooo:rsid="0047895d" officeooo:paragraph-rsid="0047895d"/>
    </style:style>
    <style:style style:name="P116" style:family="paragraph" style:parent-style-name="Standard">
      <style:paragraph-properties fo:break-before="page"/>
      <style:text-properties officeooo:rsid="0066e947" officeooo:paragraph-rsid="0066e947"/>
    </style:style>
    <style:style style:name="P117" style:family="paragraph" style:parent-style-name="Code_20_block">
      <style:paragraph-properties fo:break-before="page"/>
      <style:text-properties officeooo:paragraph-rsid="00757dda"/>
    </style:style>
    <style:style style:name="P118" style:family="paragraph" style:parent-style-name="Code_20_block">
      <style:paragraph-properties fo:break-before="page"/>
      <style:text-properties officeooo:paragraph-rsid="00774bc4"/>
    </style:style>
    <style:style style:name="P119" style:family="paragraph" style:parent-style-name="Standard">
      <style:paragraph-properties fo:text-align="justify" style:justify-single-word="false"/>
      <style:text-properties officeooo:rsid="00654276" officeooo:paragraph-rsid="008ff004"/>
    </style:style>
    <style:style style:name="P120" style:family="paragraph" style:parent-style-name="Standard">
      <style:paragraph-properties fo:text-align="justify" style:justify-single-word="false"/>
      <style:text-properties officeooo:rsid="00654276" officeooo:paragraph-rsid="0091fec6"/>
    </style:style>
    <style:style style:name="P121" style:family="paragraph" style:parent-style-name="Standard" style:list-style-name="Numbering_20_1"/>
    <style:style style:name="P122" style:family="paragraph" style:parent-style-name="Standard" style:list-style-name="Numbering_20_1">
      <style:text-properties officeooo:paragraph-rsid="001d5430"/>
    </style:style>
    <style:style style:name="P123" style:family="paragraph" style:parent-style-name="Standard" style:list-style-name="Numbering_20_1">
      <style:text-properties officeooo:rsid="004585c5" officeooo:paragraph-rsid="004585c5"/>
    </style:style>
    <style:style style:name="P124" style:family="paragraph" style:parent-style-name="Standard" style:list-style-name="List_20_1">
      <style:text-properties officeooo:rsid="005bf730" officeooo:paragraph-rsid="005bf730"/>
    </style:style>
    <style:style style:name="P125" style:family="paragraph" style:parent-style-name="Standard" style:list-style-name="List_20_1">
      <style:paragraph-properties fo:text-align="justify" style:justify-single-word="false"/>
      <style:text-properties officeooo:rsid="00528028" officeooo:paragraph-rsid="00528028"/>
    </style:style>
    <style:style style:name="P126" style:family="paragraph" style:parent-style-name="Standard" style:list-style-name="List_20_1">
      <style:paragraph-properties fo:text-align="justify" style:justify-single-word="false"/>
      <style:text-properties officeooo:rsid="0053e0d3" officeooo:paragraph-rsid="0053e0d3"/>
    </style:style>
    <style:style style:name="P127" style:family="paragraph" style:parent-style-name="Heading_20_1" style:master-page-name="Standard">
      <style:paragraph-properties style:page-number="auto"/>
    </style:style>
    <style:style style:name="P128" style:family="paragraph" style:parent-style-name="Heading_20_2">
      <style:paragraph-properties fo:break-before="page"/>
    </style:style>
    <style:style style:name="P129" style:family="paragraph" style:parent-style-name="Heading_20_3">
      <style:text-properties officeooo:rsid="00244728" officeooo:paragraph-rsid="00244728"/>
    </style:style>
    <style:style style:name="P130" style:family="paragraph" style:parent-style-name="Heading_20_3">
      <style:text-properties officeooo:rsid="00355b61"/>
    </style:style>
    <style:style style:name="P131" style:family="paragraph" style:parent-style-name="Heading_20_3">
      <style:text-properties officeooo:rsid="003b4d6c"/>
    </style:style>
    <style:style style:name="P132" style:family="paragraph" style:parent-style-name="Heading_20_3">
      <style:text-properties officeooo:rsid="003b4d6c" officeooo:paragraph-rsid="003f43a2"/>
    </style:style>
    <style:style style:name="P133" style:family="paragraph" style:parent-style-name="Heading_20_3">
      <style:text-properties officeooo:paragraph-rsid="0091fec6"/>
    </style:style>
    <style:style style:name="P134" style:family="paragraph" style:parent-style-name="Heading_20_3">
      <style:text-properties officeooo:rsid="001d5430" officeooo:paragraph-rsid="001d5430"/>
    </style:style>
    <style:style style:name="P135" style:family="paragraph" style:parent-style-name="Heading_20_3">
      <style:text-properties officeooo:paragraph-rsid="004aa535"/>
    </style:style>
    <style:style style:name="P136" style:family="paragraph" style:parent-style-name="Heading_20_3">
      <style:paragraph-properties fo:break-before="page"/>
    </style:style>
    <style:style style:name="P137" style:family="paragraph" style:parent-style-name="Code_20_block">
      <style:text-properties officeooo:rsid="00426fcb" officeooo:paragraph-rsid="00960e30"/>
    </style:style>
    <style:style style:name="P138" style:family="paragraph" style:parent-style-name="Code_20_block">
      <style:text-properties officeooo:paragraph-rsid="00960e30"/>
    </style:style>
    <style:style style:name="P139" style:family="paragraph" style:parent-style-name="Code_20_block">
      <style:paragraph-properties fo:break-before="page"/>
      <style:text-properties officeooo:paragraph-rsid="00960e30"/>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7209cb" style:font-weight-asian="bold" style:font-weight-complex="bold"/>
    </style:style>
    <style:style style:name="T13" style:family="text">
      <style:text-properties fo:font-weight="bold" officeooo:rsid="00654276" style:font-weight-asian="bold" style:font-weight-complex="bold"/>
    </style:style>
    <style:style style:name="T14" style:family="text">
      <style:text-properties fo:font-weight="bold" officeooo:rsid="0066e947" style:font-weight-asian="bold" style:font-weight-complex="bold"/>
    </style:style>
    <style:style style:name="T15" style:family="text">
      <style:text-properties fo:font-weight="bold" officeooo:rsid="008e994d" style:font-weight-asian="bold" style:font-weight-complex="bold"/>
    </style:style>
    <style:style style:name="T16" style:family="text">
      <style:text-properties fo:font-weight="bold" officeooo:rsid="0091af47" style:font-weight-asian="bold" style:font-weight-complex="bold"/>
    </style:style>
    <style:style style:name="T17" style:family="text">
      <style:text-properties fo:font-weight="bold" officeooo:rsid="0091fec6"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c9b2f" style:font-style-asian="italic" style:font-style-complex="italic"/>
    </style:style>
    <style:style style:name="T21" style:family="text">
      <style:text-properties fo:font-style="italic" officeooo:rsid="004eecbd" style:font-style-asian="italic" style:font-style-complex="italic"/>
    </style:style>
    <style:style style:name="T22" style:family="text">
      <style:text-properties fo:font-style="italic" officeooo:rsid="0053e0d3" style:font-style-asian="italic" style:font-style-complex="italic"/>
    </style:style>
    <style:style style:name="T23" style:family="text">
      <style:text-properties fo:font-style="italic" officeooo:rsid="0091fec6" style:font-style-asian="italic" style:font-style-complex="italic"/>
    </style:style>
    <style:style style:name="T24" style:family="text">
      <style:text-properties fo:font-style="italic" officeooo:rsid="0092396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color="#008000"/>
    </style:style>
    <style:style style:name="T29" style:family="text">
      <style:text-properties fo:color="#008000" officeooo:rsid="0026c81d"/>
    </style:style>
    <style:style style:name="T30" style:family="text">
      <style:text-properties fo:color="#008000" officeooo:rsid="0027a24d"/>
    </style:style>
    <style:style style:name="T31" style:family="text">
      <style:text-properties fo:color="#008000" officeooo:rsid="00299f44"/>
    </style:style>
    <style:style style:name="T32" style:family="text">
      <style:text-properties fo:color="#008000" officeooo:rsid="00426fcb"/>
    </style:style>
    <style:style style:name="T33" style:family="text">
      <style:text-properties fo:color="#008000" officeooo:rsid="006aa912"/>
    </style:style>
    <style:style style:name="T34" style:family="text">
      <style:text-properties officeooo:rsid="0018780e"/>
    </style:style>
    <style:style style:name="T35" style:family="text">
      <style:text-properties officeooo:rsid="0018f604"/>
    </style:style>
    <style:style style:name="T36" style:family="text">
      <style:text-properties officeooo:rsid="001afe49"/>
    </style:style>
    <style:style style:name="T37" style:family="text">
      <style:text-properties officeooo:rsid="001b131a"/>
    </style:style>
    <style:style style:name="T38" style:family="text">
      <style:text-properties officeooo:rsid="001b87eb"/>
    </style:style>
    <style:style style:name="T39" style:family="text">
      <style:text-properties officeooo:rsid="001d5430"/>
    </style:style>
    <style:style style:name="T40" style:family="text">
      <style:text-properties officeooo:rsid="00244728"/>
    </style:style>
    <style:style style:name="T41" style:family="text">
      <style:text-properties officeooo:rsid="0024b383"/>
    </style:style>
    <style:style style:name="T42" style:family="text">
      <style:text-properties officeooo:rsid="00250a76"/>
    </style:style>
    <style:style style:name="T43" style:family="text">
      <style:text-properties officeooo:rsid="0027a24d"/>
    </style:style>
    <style:style style:name="T44" style:family="text">
      <style:text-properties officeooo:rsid="002f61f6"/>
    </style:style>
    <style:style style:name="T45" style:family="text">
      <style:text-properties officeooo:rsid="00355b61"/>
    </style:style>
    <style:style style:name="T46" style:family="text">
      <style:text-properties officeooo:rsid="00358d58"/>
    </style:style>
    <style:style style:name="T47" style:family="text">
      <style:text-properties officeooo:rsid="003b4d6c"/>
    </style:style>
    <style:style style:name="T48" style:family="text">
      <style:text-properties style:text-position="sub 58%" officeooo:rsid="003b4d6c"/>
    </style:style>
    <style:style style:name="T49" style:family="text">
      <style:text-properties officeooo:rsid="003cbc93"/>
    </style:style>
    <style:style style:name="T50" style:family="text">
      <style:text-properties fo:color="#000000" style:font-name="Courier New2" fo:font-size="9pt" officeooo:rsid="003cbc93" style:font-size-asian="9pt"/>
    </style:style>
    <style:style style:name="T51" style:family="text">
      <style:text-properties officeooo:rsid="0041a1d2"/>
    </style:style>
    <style:style style:name="T52" style:family="text">
      <style:text-properties officeooo:rsid="00426fcb"/>
    </style:style>
    <style:style style:name="T53" style:family="text">
      <style:text-properties officeooo:rsid="0047895d"/>
    </style:style>
    <style:style style:name="T54" style:family="text">
      <style:text-properties officeooo:rsid="0048665c"/>
    </style:style>
    <style:style style:name="T55" style:family="text">
      <style:text-properties officeooo:rsid="004c9b2f"/>
    </style:style>
    <style:style style:name="T56" style:family="text">
      <style:text-properties officeooo:rsid="004eecbd"/>
    </style:style>
    <style:style style:name="T57" style:family="text">
      <style:text-properties officeooo:rsid="0053e0d3"/>
    </style:style>
    <style:style style:name="T58" style:family="text">
      <style:text-properties officeooo:rsid="005761c6"/>
    </style:style>
    <style:style style:name="T59" style:family="text">
      <style:text-properties officeooo:rsid="005ef25b"/>
    </style:style>
    <style:style style:name="T60" style:family="text">
      <style:text-properties officeooo:rsid="0062bc90"/>
    </style:style>
    <style:style style:name="T61" style:family="text">
      <style:text-properties officeooo:rsid="00654276"/>
    </style:style>
    <style:style style:name="T62" style:family="text">
      <style:text-properties officeooo:rsid="0066e947"/>
    </style:style>
    <style:style style:name="T63" style:family="text">
      <style:text-properties officeooo:rsid="0068984c"/>
    </style:style>
    <style:style style:name="T64" style:family="text">
      <style:text-properties officeooo:rsid="00696974"/>
    </style:style>
    <style:style style:name="T65" style:family="text">
      <style:text-properties officeooo:rsid="006aa912"/>
    </style:style>
    <style:style style:name="T66" style:family="text">
      <style:text-properties officeooo:rsid="00754450"/>
    </style:style>
    <style:style style:name="T67" style:family="text">
      <style:text-properties officeooo:rsid="00757dda"/>
    </style:style>
    <style:style style:name="T68" style:family="text">
      <style:text-properties officeooo:rsid="00774bc4"/>
    </style:style>
    <style:style style:name="T69" style:family="text">
      <style:text-properties officeooo:rsid="007934f0"/>
    </style:style>
    <style:style style:name="T70" style:family="text">
      <style:text-properties officeooo:rsid="007a77d1"/>
    </style:style>
    <style:style style:name="T71" style:family="text">
      <style:text-properties officeooo:rsid="007c4344"/>
    </style:style>
    <style:style style:name="T72" style:family="text">
      <style:text-properties officeooo:rsid="007d0064"/>
    </style:style>
    <style:style style:name="T73" style:family="text">
      <style:text-properties officeooo:rsid="007e94b7"/>
    </style:style>
    <style:style style:name="T74" style:family="text">
      <style:text-properties officeooo:rsid="007ea098"/>
    </style:style>
    <style:style style:name="T75" style:family="text">
      <style:text-properties officeooo:rsid="007f9dab"/>
    </style:style>
    <style:style style:name="T76" style:family="text">
      <style:text-properties officeooo:rsid="00819087"/>
    </style:style>
    <style:style style:name="T77" style:family="text">
      <style:text-properties officeooo:rsid="0082b33f"/>
    </style:style>
    <style:style style:name="T78" style:family="text">
      <style:text-properties officeooo:rsid="00832297"/>
    </style:style>
    <style:style style:name="T79" style:family="text">
      <style:text-properties officeooo:rsid="00858d29"/>
    </style:style>
    <style:style style:name="T80" style:family="text">
      <style:text-properties officeooo:rsid="00876e95"/>
    </style:style>
    <style:style style:name="T81" style:family="text">
      <style:text-properties officeooo:rsid="008e994d"/>
    </style:style>
    <style:style style:name="T82" style:family="text">
      <style:text-properties officeooo:rsid="008ff004"/>
    </style:style>
    <style:style style:name="T83" style:family="text">
      <style:text-properties officeooo:rsid="0091fec6"/>
    </style:style>
    <style:style style:name="T84" style:family="text">
      <style:text-properties officeooo:rsid="00923965"/>
    </style:style>
    <style:style style:name="T85" style:family="text">
      <style:text-properties officeooo:rsid="0093af56"/>
    </style:style>
    <style:style style:name="T86" style:family="text">
      <style:text-properties officeooo:rsid="0090c8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27184272" text:style-name="Outline">
        <text:list-item>
          <text:h text:style-name="P127"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a xlink:type="simple" xlink:href="https://www.jppf.org/javadoc/6.1/index.html?org/jppf/node/policy/ExecutionPolicy.NotRule.html" text:style-name="Internet_20_link" text:visited-style-name="Visited_20_Internet_20_Link"><text:span text:style-name="T1">ExecutionPolicy.Not</text:span></text:a><text:a xlink:type="simple" xlink:href="https://www.jppf.org/javadoc/6.1/index.html?org/jppf/node/policy/ExecutionPolicy.NotRule.html" text:style-name="Internet_20_link" text:visited-style-name="Visited_20_Internet_20_Link"><text:span text:style-name="T12">Rule</text:span></text:a></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35027179410793"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a xlink:type="simple" xlink:href="https://www.jppf.org/javadoc/6.1/index.html?org/jppf/node/policy/ExecutionPolicy.AndRule.html" text:style-name="Internet_20_link" text:visited-style-name="Visited_20_Internet_20_Link"><text:span text:style-name="T1">ExecutionPolicy.And</text:span></text:a><text:a xlink:type="simple" xlink:href="https://www.jppf.org/javadoc/6.1/index.html?org/jppf/node/policy/ExecutionPolicy.AndRule.html" text:style-name="Internet_20_link" text:visited-style-name="Visited_20_Internet_20_Link"><text:span text:style-name="T12">Rule</text:span></text:a></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35027040617746"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a xlink:type="simple" xlink:href="https://www.jppf.org/javadoc/6.1/index.html?org/jppf/node/policy/ExecutionPolicy.OrRule.html" text:style-name="Internet_20_link" text:visited-style-name="Visited_20_Internet_20_Link"><text:span text:style-name="T1">ExecutionPolicy.Or</text:span></text:a><text:a xlink:type="simple" xlink:href="https://www.jppf.org/javadoc/6.1/index.html?org/jppf/node/policy/ExecutionPolicy.OrRule.html" text:style-name="Internet_20_link" text:visited-style-name="Visited_20_Internet_20_Link"><text:span text:style-name="T12">Rule</text:span></text:a></text:p>
      <text:p text:style-name="Standard">Usage:</text:p>
      <text:p text:style-name="Code_20_block">policy = policy1.or(policy2).or(policy3);</text:p>
      <text:p text:style-name="Code_20_block">policy = policy1.or(policy2, policy3);</text:p>
      <text:p text:style-name="Standard"/>
      <text:p text:style-name="Standard">XML Element: <text:span text:style-name="T1">&lt;OR&gt;</text:span></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35026317133066"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text:a xlink:type="simple" xlink:href="https://www.jppf.org/javadoc/6.1/index.html?org/jppf/node/policy/ExecutionPolicy.XorRule.html" text:style-name="Internet_20_link" text:visited-style-name="Visited_20_Internet_20_Link"><text:span text:style-name="T1">ExecutionPolicy.Xor</text:span></text:a><text:a xlink:type="simple" xlink:href="https://www.jppf.org/javadoc/6.1/index.html?org/jppf/node/policy/ExecutionPolicy.XorRule.html" text:style-name="Internet_20_link" text:visited-style-name="Visited_20_Internet_20_Link"><text:span text:style-name="T12">Rule</text:span></text:a></text:p>
      <text:p text:style-name="Standard">Usage:</text:p>
      <text:p text:style-name="Code_20_block">policy = policy1.xor(policy2).xor(policy3);</text:p>
      <text:p text:style-name="Code_20_block">policy = policy1.xor(policy2, policy3);</text:p>
      <text:p text:style-name="Standard"/>
      <text:p text:style-name="Standard">XML Element: <text:span text:style-name="T1">&lt;XOR&gt;</text:span></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35027579349900"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text:span text:style-name="T67">a</text:span> = <text:span text:style-name="T67">b</text:span>''. The value can be either numeric, boolean or a string. <text:s text:c="5"/></text:p>
      <text:p text:style-name="Standard"/>
      <text:p text:style-name="Standard">Class name: <text:a xlink:type="simple" xlink:href="https://www.jppf.org/javadoc/6.1/index.html?org/jppf/node/policy/Equal.html" text:style-name="Internet_20_link" text:visited-style-name="Visited_20_Internet_20_Link"><text:span text:style-name="T1">Equal</text:span></text:a></text:p>
      <text:p text:style-name="Standard">Constructors:</text:p>
      <text:p text:style-name="P94">public Equal(ValueType valueType, String propertyNameOrExpression, String <text:span text:style-name="T68">value</text:span>)</text:p>
      <text:p text:style-name="P95">Equal(String <text:span text:style-name="T66">propertyNameOrExpression</text:span>, boolean ignoreCase, String value)</text:p>
      <text:p text:style-name="P95">Equal(String <text:span text:style-name="T66">propertyNameOrExpression</text:span>, double value)</text:p>
      <text:p text:style-name="P95">Equal(String <text:span text:style-name="T66">propertyNameOrExpression</text:span>, boolean value)</text:p>
      <text:p text:style-name="Standard">Usage:</text:p>
      <text:p text:style-name="P95">policy = new Equal(<text:span text:style-name="T66">ValueType.NUMERIC, </text:span>"<text:span text:style-name="T66">jppf.processing.threads</text:span>",</text:p>
      <text:p text:style-name="P95"><text:s text:c="2"/>"<text:span text:style-name="T66">$S{ 2 * ${availableProcessors} }$</text:span>");</text:p>
      <text:p text:style-name="Code_20_block">policy = new Equal("some.property", true, "some_value");</text:p>
      <text:p text:style-name="Code_20_block">policy = new Equal("<text:span text:style-name="T67">$script{ 2 * ${</text:span>some.property<text:span text:style-name="T67">} }$</text:span>",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P57"><text:s text:c="2"/><text:span text:style-name="T1">&lt;Property&gt;</text:span> : name of a node property <text:span text:style-name="T78">or expression of the related type</text:span>, min = 1, max = 1</text:p>
      <text:p text:style-name="P57"><text:s text:c="2"/><text:span text:style-name="T1">&lt;Value&gt;</text:span> : <text:span text:style-name="T78">literal </text:span>value <text:span text:style-name="T78">or expression of the related type <text:s/></text:span>to compare with, min = 1, max = 1</text:p>
      <text:p text:style-name="P57"/>
      <text:p text:style-name="Standard">Usage:</text:p>
      <text:p text:style-name="P96">&lt;Equal valueType="<text:span text:style-name="T67">numeric</text:span>"&gt;</text:p>
      <text:p text:style-name="P96"><text:s text:c="2"/>&lt;Property&gt;<text:span text:style-name="T66">jppf.processing.threads</text:span>&lt;/Property&gt;</text:p>
      <text:p text:style-name="P96"><text:s text:c="2"/>&lt;Value&gt;<text:span text:style-name="T66">$script{ 2 * ${availableProcessors} }$</text:span>&lt;/Value&gt;</text:p>
      <text:p text:style-name="P96">&lt;/Equal&gt;</text:p>
      <text:p text:style-name="P46"/>
      <text:p text:style-name="P117">&lt;Equal ignoreCase="true" valueType="string"&gt;</text:p>
      <text:p text:style-name="P96"><text:s text:c="2"/>&lt;Property&gt;some.property&lt;/Property&gt;</text:p>
      <text:p text:style-name="P96"><text:s text:c="2"/>&lt;Value&gt;some value here&lt;/Value&gt;</text:p>
      <text:p text:style-name="P96">&lt;/Equal&gt;</text:p>
      <text:p text:style-name="P46"/>
      <text:p text:style-name="P96">&lt;Equal valueType="<text:span text:style-name="T67">numeric</text:span>"&gt;</text:p>
      <text:p text:style-name="P96"><text:s text:c="2"/>&lt;Property&gt;<text:span text:style-name="T67">$script{ 2 * ${</text:span>some.property<text:span text:style-name="T67">} }$</text:span>&lt;/Property&gt;</text:p>
      <text:p text:style-name="P96"><text:s text:c="2"/>&lt;Value&gt;<text:span text:style-name="T67">15</text:span>&lt;/Value&gt;</text:p>
      <text:p text:style-name="P96">&lt;/Equal&gt;</text:p>
      <text:p text:style-name="P46"/>
      <text:p text:style-name="P96">&lt;Equal valueType="<text:span text:style-name="T67">boolean</text:span>"&gt;</text:p>
      <text:p text:style-name="P96"><text:s text:c="2"/>&lt;Property&gt;some.property&lt;/Property&gt;</text:p>
      <text:p text:style-name="P96"><text:s text:c="2"/>&lt;Value&gt;<text:span text:style-name="T67">true</text:span>&lt;/Value&gt;</text:p>
      <text:p text:style-name="P96">&lt;/Equal&gt;</text:p>
      <text:list xml:id="list35026227203638"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text:span text:style-name="T68">a</text:span> &lt; <text:span text:style-name="T68">b</text:span>''</text:p>
      <text:p text:style-name="Standard">The value<text:span text:style-name="T68">s</text:span> can only be numeric.</text:p>
      <text:p text:style-name="Standard"/>
      <text:p text:style-name="Standard">Class name: <text:a xlink:type="simple" xlink:href="https://www.jppf.org/javadoc/6.1/index.html?org/jppf/node/policy/LessThan.html" text:style-name="Internet_20_link" text:visited-style-name="Visited_20_Internet_20_Link"><text:span text:style-name="T1">LessThan</text:span></text:a></text:p>
      <text:p text:style-name="Standard">Constructor:</text:p>
      <text:p text:style-name="P97">LessThan(String <text:span text:style-name="T66">propertyNameOrExpression</text:span>, double value)</text:p>
      <text:p text:style-name="P97">LessThan(String <text:span text:style-name="T66">propertyNameOrExpression</text:span>, <text:span text:style-name="T68">String expression</text:span>)</text:p>
      <text:p text:style-name="Standard">Usage:</text:p>
      <text:p text:style-name="P97">policy = new LessThan("some.property", 15.50);</text:p>
      <text:p text:style-name="P97">policy = new LessThan("some.property", <text:span text:style-name="T68">"$script{ 10 + 5.5 }$"</text:span>); </text:p>
      <text:p text:style-name="Standard"/>
      <text:p text:style-name="Standard">XML Element: <text:span text:style-name="T1">&lt;LessThan&gt;</text:span></text:p>
      <text:p text:style-name="Standard">Nested elements:</text:p>
      <text:p text:style-name="P57"><text:s text:c="2"/><text:span text:style-name="T1">&lt;Property&gt;</text:span> : name of a node property <text:span text:style-name="T78">or numeric expression</text:span>, min = 1, max = 1</text:p>
      <text:p text:style-name="P57"><text:s text:c="2"/><text:span text:style-name="T1">&lt;Value&gt;</text:span> : <text:span text:style-name="T78">literal </text:span>value <text:span text:style-name="T78">or expression </text:span>to compare with, min = 1, max = 1</text:p>
      <text:p text:style-name="P57">Usage:</text:p>
      <text:p text:style-name="Code_20_block">&lt;LessThan&gt;</text:p>
      <text:p text:style-name="Code_20_block"><text:s text:c="2"/>&lt;Property&gt;some.property&lt;/Property&gt;</text:p>
      <text:p text:style-name="Code_20_block"><text:s text:c="2"/>&lt;Value&gt;15.50&lt;/Value&gt;</text:p>
      <text:p text:style-name="Code_20_block">&lt;/LessThan&gt;</text:p>
      <text:p text:style-name="Standard"/>
      <text:p text:style-name="P97">&lt;LessThan&gt;</text:p>
      <text:p text:style-name="P97"><text:s text:c="2"/>&lt;Property&gt;some.property&lt;/Property&gt;</text:p>
      <text:p text:style-name="P97"><text:s text:c="2"/>&lt;Value&gt;<text:span text:style-name="T68">$script{ 10 + 5.5 }$</text:span>&lt;/Value&gt;</text:p>
      <text:p text:style-name="P97">&lt;/LessThan&gt;</text:p>
      <text:list xml:id="list35027746415533"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text:span text:style-name="T68">a </text:span>&lt;= <text:span text:style-name="T68">b</text:span>''</text:p>
      <text:p text:style-name="Standard">The value can only be numeric.</text:p>
      <text:p text:style-name="Standard"/>
      <text:p text:style-name="Standard">Class name: <text:a xlink:type="simple" xlink:href="https://www.jppf.org/javadoc/6.1/index.html?org/jppf/node/policy/AtMost.html" text:style-name="Internet_20_link" text:visited-style-name="Visited_20_Internet_20_Link"><text:span text:style-name="T1">AtMost</text:span></text:a></text:p>
      <text:p text:style-name="Standard">Constructor:</text:p>
      <text:p text:style-name="P97">AtMost(String <text:span text:style-name="T66">propertyNameOrExpression</text:span>, double value)</text:p>
      <text:p text:style-name="P97"><text:span text:style-name="T68">AtMost</text:span>(String <text:span text:style-name="T66">propertyNameOrExpression</text:span>, <text:span text:style-name="T68">String expression</text:span>)</text:p>
      <text:p text:style-name="P47">Usage:</text:p>
      <text:p text:style-name="Code_20_block">policy = new AtMost("some.property", 15.<text:span text:style-name="T68">50</text:span>);</text:p>
      <text:p text:style-name="P97">policy = new <text:span text:style-name="T68">AtMost</text:span>("some.property", <text:span text:style-name="T68">"$script{ 10 + 5.5 }$"</text:span>); </text:p>
      <text:p text:style-name="P47"/>
      <text:p text:style-name="Standard">XML Element: <text:span text:style-name="T1">&lt;AtMost&gt;</text:span></text:p>
      <text:p text:style-name="Standard">Nested elements:</text:p>
      <text:p text:style-name="P57"><text:s text:c="2"/><text:span text:style-name="T1">&lt;Property&gt;</text:span> : name of a node property <text:span text:style-name="T78">or numeric expression</text:span>, min = 1, max = 1</text:p>
      <text:p text:style-name="P57"><text:s text:c="2"/><text:span text:style-name="T1">&lt;Value&gt;</text:span> : <text:span text:style-name="T78">literal </text:span>value <text:span text:style-name="T78">or expression </text:span>to compare with, min = 1, max = 1</text:p>
      <text:p text:style-name="P57"/>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p text:style-name="Standard"/>
      <text:p text:style-name="P47"/>
      <text:p text:style-name="P118">&lt;<text:span text:style-name="T68">AtMost</text:span>&gt;</text:p>
      <text:p text:style-name="P97"><text:s text:c="2"/>&lt;Property&gt;some.property&lt;/Property&gt;</text:p>
      <text:p text:style-name="P97"><text:s text:c="2"/>&lt;Value&gt;<text:span text:style-name="T68">$script{ 10 + 5.5 }$</text:span>&lt;/Value&gt;</text:p>
      <text:p text:style-name="P97">&lt;/<text:span text:style-name="T68">AtMost&gt;</text:span></text:p>
      <text:list xml:id="list35026548967101"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text:span text:style-name="T68">a</text:span> &gt; <text:span text:style-name="T68">b</text:span>''</text:p>
      <text:p text:style-name="Standard">The value can only be numeric.</text:p>
      <text:p text:style-name="Standard"/>
      <text:p text:style-name="Standard">Class name: <text:a xlink:type="simple" xlink:href="https://www.jppf.org/javadoc/6.1/index.html?org/jppf/node/policy/MoreThan.html" text:style-name="Internet_20_link" text:visited-style-name="Visited_20_Internet_20_Link"><text:span text:style-name="T1">MoreThan</text:span></text:a></text:p>
      <text:p text:style-name="Standard">Constructor:</text:p>
      <text:p text:style-name="P97">MoreThan(String <text:span text:style-name="T66">propertyNameOrExpression</text:span>, double value)</text:p>
      <text:p text:style-name="P97">MoreThan(String <text:span text:style-name="T66">propertyNameOrExpression</text:span>, <text:span text:style-name="T68">String expression</text:span>)</text:p>
      <text:p text:style-name="P47">Usage:</text:p>
      <text:p text:style-name="Code_20_block">policy = new MoreThan("some.property", 15.50);</text:p>
      <text:p text:style-name="P97">policy = new MoreThan("some.property", <text:span text:style-name="T68">"$script{ 10 + 5.5 }$"</text:span>); </text:p>
      <text:p text:style-name="P47"/>
      <text:p text:style-name="Standard">XML Element: <text:span text:style-name="T1">&lt;MoreThan&gt;</text:span></text:p>
      <text:p text:style-name="Standard">Nested elements:</text:p>
      <text:p text:style-name="P57"><text:s text:c="2"/><text:span text:style-name="T1">&lt;Property&gt;</text:span> : name of a node property <text:span text:style-name="T78">or numeric expression</text:span>, min = 1, max = 1</text:p>
      <text:p text:style-name="P57"><text:s text:c="2"/><text:span text:style-name="T1">&lt;Value&gt;</text:span> : <text:span text:style-name="T78">literal </text:span>value <text:span text:style-name="T78">or expression </text:span>to compare with, min = 1, max = 1</text:p>
      <text:p text:style-name="P57">Usage:</text:p>
      <text:p text:style-name="Code_20_block">&lt;MoreThan&gt;</text:p>
      <text:p text:style-name="Code_20_block"><text:s text:c="2"/>&lt;Property&gt;some.property&lt;/Property&gt;</text:p>
      <text:p text:style-name="Code_20_block"><text:s text:c="2"/>&lt;Value&gt;15.50&lt;/Value&gt;</text:p>
      <text:p text:style-name="Code_20_block">&lt;/MoreThan&gt;</text:p>
      <text:p text:style-name="Standard"/>
      <text:p text:style-name="P97">&lt;MoreThan&gt;</text:p>
      <text:p text:style-name="P97"><text:s text:c="2"/>&lt;Property&gt;some.property&lt;/Property&gt;</text:p>
      <text:p text:style-name="P97"><text:s text:c="2"/>&lt;Value&gt;<text:span text:style-name="T68">$script{ 10 + 5.5 }$</text:span>&lt;/Value&gt;</text:p>
      <text:p text:style-name="P97">&lt;/MoreThan<text:span text:style-name="T68">&gt;</text:span></text:p>
      <text:list xml:id="list35027108041060"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a xlink:type="simple" xlink:href="https://www.jppf.org/javadoc/6.1/index.html?org/jppf/node/policy/AtLeast.html" text:style-name="Internet_20_link" text:visited-style-name="Visited_20_Internet_20_Link"><text:span text:style-name="T1">AtLeast</text:span></text:a></text:p>
      <text:p text:style-name="Standard">Constructor:</text:p>
      <text:p text:style-name="P98">AtLeast(String <text:span text:style-name="T66">propertyNameOrExpression</text:span>, double value)</text:p>
      <text:p text:style-name="P98">AtLeast(String <text:span text:style-name="T66">propertyNameOrExpression</text:span>, <text:span text:style-name="T68">String expression</text:span>)</text:p>
      <text:p text:style-name="P48">Usage:</text:p>
      <text:p text:style-name="Code_20_block">policy = new AtLeast("some.property", 15.51);</text:p>
      <text:p text:style-name="P98">policy = new AtLeast("some.property", <text:span text:style-name="T68">"$script{ 10 + 5.5 }$"</text:span>); </text:p>
      <text:p text:style-name="P48"/>
      <text:p text:style-name="Standard">XML Element: <text:span text:style-name="T1">&lt;AtLeast&gt;</text:span></text:p>
      <text:p text:style-name="Standard">Nested elements:</text:p>
      <text:p text:style-name="Standard"><text:s text:c="2"/><text:span text:style-name="T1">&lt;Property&gt;</text:span> : name of a node property <text:span text:style-name="T78">or numeric expression</text:span>, min = 1, max = 1</text:p>
      <text:p text:style-name="Standard"><text:s text:c="2"/><text:span text:style-name="T1">&lt;Value&gt;</text:span> : <text:span text:style-name="T78">literal </text:span>value <text:span text:style-name="T78">or expression </text:span>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p text:style-name="Standard"/>
      <text:p text:style-name="P98">&lt;AtLeast&gt;</text:p>
      <text:p text:style-name="P98"><text:s text:c="2"/>&lt;Property&gt;some.property&lt;/Property&gt;</text:p>
      <text:p text:style-name="P98"><text:s text:c="2"/>&lt;Value&gt;<text:span text:style-name="T68">$script{ 10 + 5.5 }$</text:span>&lt;/Value&gt;</text:p>
      <text:p text:style-name="P98">&lt;/AtLeast<text:span text:style-name="T68">&gt;</text:span></text:p>
      <text:list xml:id="list35027590496650"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text:span text:style-name="T69">a &lt;= value &lt;= b</text:span>'' (range interval with lower and upper bounds included)</text:p>
      <text:p text:style-name="Standard">The values a and b can only be numeric.</text:p>
      <text:p text:style-name="Standard"/>
      <text:p text:style-name="Standard"/>
      <text:p text:style-name="P114">Class name: <text:a xlink:type="simple" xlink:href="https://www.jppf.org/javadoc/6.1/index.html?org/jppf/node/policy/BetweenII.html" text:style-name="Internet_20_link" text:visited-style-name="Visited_20_Internet_20_Link"><text:span text:style-name="T1">BetweenII</text:span></text:a></text:p>
      <text:p text:style-name="Standard">Constructor<text:span text:style-name="T70">s</text:span>:</text:p>
      <text:p text:style-name="P99">BetweenII(String <text:span text:style-name="T66">propertyNameOrExpression</text:span>, double a, double b)</text:p>
      <text:p text:style-name="P99">BetweenII(String <text:span text:style-name="T66">propertyNameOrExpression</text:span>, <text:span text:style-name="T70">String</text:span> a, double b)</text:p>
      <text:p text:style-name="P99">BetweenII(String <text:span text:style-name="T66">propertyNameOrExpression</text:span>, double a, <text:span text:style-name="T70">String</text:span> b)</text:p>
      <text:p text:style-name="P99">BetweenII(String <text:span text:style-name="T66">propertyNameOrExpression</text:span>, <text:span text:style-name="T70">String</text:span> a, <text:span text:style-name="T70">String</text:span> b)</text:p>
      <text:p text:style-name="P49">Usage:</text:p>
      <text:p text:style-name="Code_20_block">policy = new BetweenII("<text:span text:style-name="T71">my</text:span>.prop<text:span text:style-name="T71">"</text:span>, 1, 3);</text:p>
      <text:p text:style-name="P100">policy = new BetweenII("<text:span text:style-name="T67">$script{2 * ${other</text:span>.prop<text:span text:style-name="T67">}}$"</text:span>, <text:span text:style-name="T68">"$script{1 + 0.5}$"</text:span>, 3);</text:p>
      <text:p text:style-name="P100">policy = new BetweenII("<text:span text:style-name="T71">my</text:span>.prop<text:span text:style-name="T71">"</text:span>, 1, <text:span text:style-name="T68">"$script{2 * ${other.prop}}$"</text:span>);</text:p>
      <text:p text:style-name="P100">policy = new BetweenII("<text:span text:style-name="T71">my</text:span>.prop<text:span text:style-name="T71">"</text:span>, "<text:span text:style-name="T67">$script{2 * ${</text:span>prop<text:span text:style-name="T71">1}}$"</text:span>, <text:span text:style-name="T68">"${prop2}"</text:span>);</text:p>
      <text:p text:style-name="P50"/>
      <text:p text:style-name="Standard">XML Element: <text:span text:style-name="T1">&lt;BetweenII&gt;</text:span></text:p>
      <text:p text:style-name="Standard">Nested elements:</text:p>
      <text:p text:style-name="P57"><text:s text:c="2"/><text:span text:style-name="T1">&lt;Property&gt;</text:span> : name of a node property <text:span text:style-name="T77">or numeric expression</text:span>, min = 1, max = 1</text:p>
      <text:p text:style-name="P57"><text:s text:c="2"/><text:span text:style-name="T1">&lt;Value&gt;</text:span> : <text:span text:style-name="T78">numeric literals or expressions for </text:span>the bounds of the interval, min = 2, max = 2</text:p>
      <text:p text:style-name="P57">Usage:</text:p>
      <text:p text:style-name="P101">&lt;BetweenII&gt;</text:p>
      <text:p text:style-name="P101"><text:s text:c="2"/>&lt;Property&gt;<text:span text:style-name="T72">my.prop</text:span>&lt;/Property&gt;</text:p>
      <text:p text:style-name="P101"><text:s text:c="2"/>&lt;Value&gt;<text:span text:style-name="T72">1</text:span>&lt;/Value&gt;</text:p>
      <text:p text:style-name="P101"><text:s text:c="2"/>&lt;Value&gt;3&lt;/Value&gt;</text:p>
      <text:p text:style-name="P101">&lt;/BetweenII&gt;</text:p>
      <text:p text:style-name="P51"/>
      <text:p text:style-name="P101">&lt;BetweenII&gt;</text:p>
      <text:p text:style-name="P101"><text:s text:c="2"/>&lt;Property&gt;<text:span text:style-name="T67">$script{2 * ${other</text:span>.prop<text:span text:style-name="T67">}}$</text:span>&lt;/Property&gt;</text:p>
      <text:p text:style-name="P101"><text:s text:c="2"/>&lt;Value&gt;<text:span text:style-name="T68">$script{1 + 0.5}$</text:span>&lt;/Value&gt;</text:p>
      <text:p text:style-name="P101"><text:s text:c="2"/>&lt;Value&gt;3&lt;/Value&gt;</text:p>
      <text:p text:style-name="P101">&lt;/BetweenII&gt;</text:p>
      <text:p text:style-name="P51"/>
      <text:p text:style-name="P101">&lt;BetweenII&gt;</text:p>
      <text:p text:style-name="P101"><text:s text:c="2"/>&lt;Property&gt;<text:span text:style-name="T72">my.prop</text:span>&lt;/Property&gt;</text:p>
      <text:p text:style-name="P101"><text:s text:c="2"/>&lt;Value&gt;1&lt;/Value&gt;</text:p>
      <text:p text:style-name="P101"><text:s text:c="2"/>&lt;Value&gt;<text:span text:style-name="T68">$script{2 * ${other.prop}}$</text:span>&lt;/Value&gt;</text:p>
      <text:p text:style-name="P101">&lt;/BetweenII&gt;</text:p>
      <text:p text:style-name="P51"/>
      <text:p text:style-name="P101">&lt;BetweenII&gt;</text:p>
      <text:p text:style-name="P101"><text:s text:c="2"/>&lt;Property&gt;<text:span text:style-name="T72">my.prop</text:span>&lt;/Property&gt;</text:p>
      <text:p text:style-name="P101"><text:s text:c="2"/>&lt;Value&gt;<text:span text:style-name="T67">$script{2 * ${</text:span>prop<text:span text:style-name="T71">1}}$</text:span>&lt;/Value&gt;</text:p>
      <text:p text:style-name="P101"><text:s text:c="2"/>&lt;Value&gt;<text:span text:style-name="T68">${prop2}</text:span>&lt;/Value&gt;</text:p>
      <text:p text:style-name="P101">&lt;/BetweenII&gt;</text:p>
      <text:list xml:id="list35027963712345"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a xlink:type="simple" xlink:href="https://www.jppf.org/javadoc/6.1/index.html?org/jppf/node/policy/BetweenIE.html" text:style-name="Internet_20_link" text:visited-style-name="Visited_20_Internet_20_Link"><text:span text:style-name="T1">BetweenIE</text:span></text:a></text:p>
      <text:p text:style-name="Standard">Constructor:</text:p>
      <text:p text:style-name="P102">BetweenI<text:span text:style-name="T73">E</text:span>(String <text:span text:style-name="T66">propertyNameOrExpression</text:span>, double a, double b)</text:p>
      <text:p text:style-name="P102">BetweenIE(String <text:span text:style-name="T66">propertyNameOrExpression</text:span>, <text:span text:style-name="T70">String</text:span> a, double b)</text:p>
      <text:p text:style-name="P102">BetweenIE(String <text:span text:style-name="T66">propertyNameOrExpression</text:span>, double a, <text:span text:style-name="T70">String</text:span> b)</text:p>
      <text:p text:style-name="P102">BetweenIE(String <text:span text:style-name="T66">propertyNameOrExpression</text:span>, <text:span text:style-name="T70">String</text:span> a, <text:span text:style-name="T70">String</text:span> b)</text:p>
      <text:p text:style-name="P52">Usage:</text:p>
      <text:p text:style-name="P102">policy = new BetweenIE("<text:span text:style-name="T71">my</text:span>.prop<text:span text:style-name="T71">"</text:span>, 1, 3);</text:p>
      <text:p text:style-name="P102">policy = new BetweenIE("<text:span text:style-name="T67">$script{2 * ${other</text:span>.prop<text:span text:style-name="T67">}}$"</text:span>, <text:span text:style-name="T68">"$script{1 + 0.5}$"</text:span>, 3);</text:p>
      <text:p text:style-name="P102">policy = new BetweenIE("<text:span text:style-name="T71">my</text:span>.prop<text:span text:style-name="T71">"</text:span>, 1, <text:span text:style-name="T68">"$script{2 * ${other.prop}}$"</text:span>);</text:p>
      <text:p text:style-name="P102">policy = new BetweenIE("<text:span text:style-name="T71">my</text:span>.prop<text:span text:style-name="T71">"</text:span>, "<text:span text:style-name="T67">$script{2 * ${</text:span>prop<text:span text:style-name="T71">1}}$"</text:span>, <text:span text:style-name="T68">"${prop2}"</text:span>);</text:p>
      <text:p text:style-name="P52"/>
      <text:p text:style-name="Standard">XML Element: <text:span text:style-name="T1">&lt;BetweenIE&gt;</text:span></text:p>
      <text:p text:style-name="Standard">Nested elements:</text:p>
      <text:p text:style-name="P57"><text:s text:c="2"/><text:span text:style-name="T1">&lt;Property&gt;</text:span> : name of a node property <text:span text:style-name="T77">or numeric expression</text:span>, min = 1, max = 1</text:p>
      <text:p text:style-name="P57"><text:s text:c="2"/><text:span text:style-name="T1">&lt;Value&gt;</text:span> : <text:span text:style-name="T78">numeric literals or expressions for </text:span>the bounds of the interval, min = 2, max = 2</text:p>
      <text:p text:style-name="P57">Usage:</text:p>
      <text:p text:style-name="P102">&lt;BetweenIE&gt;</text:p>
      <text:p text:style-name="P102"><text:s text:c="2"/>&lt;Property&gt;<text:span text:style-name="T72">my.prop</text:span>&lt;/Property&gt;</text:p>
      <text:p text:style-name="P102"><text:s text:c="2"/>&lt;Value&gt;<text:span text:style-name="T72">1</text:span>&lt;/Value&gt;</text:p>
      <text:p text:style-name="P102"><text:s text:c="2"/>&lt;Value&gt;3&lt;/Value&gt;</text:p>
      <text:p text:style-name="P102">&lt;/BetweenIE&gt;</text:p>
      <text:p text:style-name="P52"/>
      <text:p text:style-name="P102"><text:soft-page-break/>&lt;BetweenIE&gt;</text:p>
      <text:p text:style-name="P102"><text:s text:c="2"/>&lt;Property&gt;<text:span text:style-name="T67">$script{2 * ${other</text:span>.prop<text:span text:style-name="T67">}}$</text:span>&lt;/Property&gt;</text:p>
      <text:p text:style-name="P102"><text:s text:c="2"/>&lt;Value&gt;<text:span text:style-name="T68">$script{1 + 0.5}$</text:span>&lt;/Value&gt;</text:p>
      <text:p text:style-name="P102"><text:s text:c="2"/>&lt;Value&gt;3&lt;/Value&gt;</text:p>
      <text:p text:style-name="P102">&lt;/BetweenIE&gt;</text:p>
      <text:p text:style-name="P52"/>
      <text:p text:style-name="P102">&lt;BetweenIE&gt;</text:p>
      <text:p text:style-name="P102"><text:s text:c="2"/>&lt;Property&gt;<text:span text:style-name="T72">my.prop</text:span>&lt;/Property&gt;</text:p>
      <text:p text:style-name="P102"><text:s text:c="2"/>&lt;Value&gt;1&lt;/Value&gt;</text:p>
      <text:p text:style-name="P102"><text:s text:c="2"/>&lt;Value&gt;<text:span text:style-name="T68">$script{2 * ${other.prop}}$</text:span>&lt;/Value&gt;</text:p>
      <text:p text:style-name="P102">&lt;/BetweenIE&gt;</text:p>
      <text:p text:style-name="P52"/>
      <text:p text:style-name="P102">&lt;BetweenIE&gt;</text:p>
      <text:p text:style-name="P102"><text:s text:c="2"/>&lt;Property&gt;<text:span text:style-name="T72">my.prop</text:span>&lt;/Property&gt;</text:p>
      <text:p text:style-name="P102"><text:s text:c="2"/>&lt;Value&gt;<text:span text:style-name="T67">$script{2 * ${</text:span>prop<text:span text:style-name="T71">1}}$</text:span>&lt;/Value&gt;</text:p>
      <text:p text:style-name="P102"><text:s text:c="2"/>&lt;Value&gt;<text:span text:style-name="T68">${prop2}</text:span>&lt;/Value&gt;</text:p>
      <text:p text:style-name="P102">&lt;/BetweenIE&gt;</text:p>
      <text:list xml:id="list35026504691976"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a xlink:type="simple" xlink:href="https://www.jppf.org/javadoc/6.1/index.html?org/jppf/node/policy/BetweenEI.html" text:style-name="Internet_20_link" text:visited-style-name="Visited_20_Internet_20_Link"><text:span text:style-name="T1">BetweenEI</text:span></text:a></text:p>
      <text:p text:style-name="Standard">Constructor:</text:p>
      <text:p text:style-name="P102">BetweenEI(String <text:span text:style-name="T66">propertyNameOrExpression</text:span>, double a, double b)</text:p>
      <text:p text:style-name="P102">BetweenEI(String <text:span text:style-name="T66">propertyNameOrExpression</text:span>, <text:span text:style-name="T70">String</text:span> a, double b)</text:p>
      <text:p text:style-name="P102">BetweenEI(String <text:span text:style-name="T66">propertyNameOrExpression</text:span>, double a, <text:span text:style-name="T70">String</text:span> b)</text:p>
      <text:p text:style-name="P102">BetweenEI(String <text:span text:style-name="T66">propertyNameOrExpression</text:span>, <text:span text:style-name="T70">String</text:span> a, <text:span text:style-name="T70">String</text:span> b)</text:p>
      <text:p text:style-name="P52">Usage:</text:p>
      <text:p text:style-name="P102">policy = new BetweenEI("<text:span text:style-name="T71">my</text:span>.prop<text:span text:style-name="T71">"</text:span>, 1, 3);</text:p>
      <text:p text:style-name="P102">policy = new BetweenEI("<text:span text:style-name="T67">$script{2 * ${other</text:span>.prop<text:span text:style-name="T67">}}$"</text:span>, <text:span text:style-name="T68">"$script{1 + 0.5}$"</text:span>, 3);</text:p>
      <text:p text:style-name="P102">policy = new BetweenEI("<text:span text:style-name="T71">my</text:span>.prop<text:span text:style-name="T71">"</text:span>, 1, <text:span text:style-name="T68">"$script{2 * ${other.prop}}$"</text:span>);</text:p>
      <text:p text:style-name="P102">policy = new BetweenEI("<text:span text:style-name="T71">my</text:span>.prop<text:span text:style-name="T71">"</text:span>, "<text:span text:style-name="T67">$script{2 * ${</text:span>prop<text:span text:style-name="T71">1}}$"</text:span>, <text:span text:style-name="T68">"${prop2}"</text:span>);</text:p>
      <text:p text:style-name="P52"/>
      <text:p text:style-name="Standard">XML Element: <text:span text:style-name="T1">&lt;BetweenEI&gt;</text:span></text:p>
      <text:p text:style-name="Standard">Nested elements:</text:p>
      <text:p text:style-name="P57"><text:s text:c="2"/><text:span text:style-name="T1">&lt;Property&gt;</text:span> : name of a node property <text:span text:style-name="T77">or numeric expression</text:span>, min = 1, max = 1</text:p>
      <text:p text:style-name="P57"><text:s text:c="2"/><text:span text:style-name="T1">&lt;Value&gt;</text:span> : <text:span text:style-name="T78">numeric literals or expressions for </text:span>the bounds of the interval, min = 2, max = 2</text:p>
      <text:p text:style-name="P57">Usage:</text:p>
      <text:p text:style-name="P102">&lt;BetweenEI&gt;</text:p>
      <text:p text:style-name="P102"><text:s text:c="2"/>&lt;Property&gt;<text:span text:style-name="T72">my.prop</text:span>&lt;/Property&gt;</text:p>
      <text:p text:style-name="P102"><text:s text:c="2"/>&lt;Value&gt;<text:span text:style-name="T72">1</text:span>&lt;/Value&gt;</text:p>
      <text:p text:style-name="P102"><text:s text:c="2"/>&lt;Value&gt;3&lt;/Value&gt;</text:p>
      <text:p text:style-name="P102">&lt;/BetweenEI&gt;</text:p>
      <text:p text:style-name="P52"/>
      <text:p text:style-name="P102">&lt;BetweenEI&gt;</text:p>
      <text:p text:style-name="P102"><text:s text:c="2"/>&lt;Property&gt;<text:span text:style-name="T67">$script{2 * ${other</text:span>.prop<text:span text:style-name="T67">}}$</text:span>&lt;/Property&gt;</text:p>
      <text:p text:style-name="P102"><text:s text:c="2"/>&lt;Value&gt;<text:span text:style-name="T68">$script{1 + 0.5}$</text:span>&lt;/Value&gt;</text:p>
      <text:p text:style-name="P102"><text:s text:c="2"/>&lt;Value&gt;3&lt;/Value&gt;</text:p>
      <text:p text:style-name="P102">&lt;/BetweenEI&gt;</text:p>
      <text:p text:style-name="P52"/>
      <text:p text:style-name="P102">&lt;BetweenEI&gt;</text:p>
      <text:p text:style-name="P102"><text:s text:c="2"/>&lt;Property&gt;<text:span text:style-name="T72">my.prop</text:span>&lt;/Property&gt;</text:p>
      <text:p text:style-name="P102"><text:s text:c="2"/>&lt;Value&gt;1&lt;/Value&gt;</text:p>
      <text:p text:style-name="P102"><text:s text:c="2"/>&lt;Value&gt;<text:span text:style-name="T68">$script{2 * ${other.prop}}$</text:span>&lt;/Value&gt;</text:p>
      <text:p text:style-name="P102">&lt;/BetweenEI&gt;</text:p>
      <text:p text:style-name="P52"/>
      <text:p text:style-name="P102">&lt;BetweenEI&gt;</text:p>
      <text:p text:style-name="P102"><text:s text:c="2"/>&lt;Property&gt;<text:span text:style-name="T72">my.prop</text:span>&lt;/Property&gt;</text:p>
      <text:p text:style-name="P102"><text:s text:c="2"/>&lt;Value&gt;<text:span text:style-name="T67">$script{2 * ${</text:span>prop<text:span text:style-name="T71">1}}$</text:span>&lt;/Value&gt;</text:p>
      <text:p text:style-name="P102"><text:s text:c="2"/>&lt;Value&gt;<text:span text:style-name="T68">${prop2}</text:span>&lt;/Value&gt;</text:p>
      <text:p text:style-name="P102">&lt;/BetweenEI&gt;</text:p>
      <text:list xml:id="list35027628706239"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text:soft-page-break/>Class name: <text:a xlink:type="simple" xlink:href="https://www.jppf.org/javadoc/6.1/index.html?org/jppf/node/policy/BetweenEE.html" text:style-name="Internet_20_link" text:visited-style-name="Visited_20_Internet_20_Link"><text:span text:style-name="T1">BetweenEE</text:span></text:a></text:p>
      <text:p text:style-name="Standard">Constructor:</text:p>
      <text:p text:style-name="P103">BetweenEE(String <text:span text:style-name="T66">propertyNameOrExpression</text:span>, double a, double b)</text:p>
      <text:p text:style-name="P103">BetweenEE(String <text:span text:style-name="T66">propertyNameOrExpression</text:span>, <text:span text:style-name="T70">String</text:span> a, double b)</text:p>
      <text:p text:style-name="P103">BetweenEE(String <text:span text:style-name="T66">propertyNameOrExpression</text:span>, double a, <text:span text:style-name="T70">String</text:span> b)</text:p>
      <text:p text:style-name="P103">BetweenEE(String <text:span text:style-name="T66">propertyNameOrExpression</text:span>, <text:span text:style-name="T70">String</text:span> a, <text:span text:style-name="T70">String</text:span> b)</text:p>
      <text:p text:style-name="P53">Usage:</text:p>
      <text:p text:style-name="P103">policy = new BetweenEE("<text:span text:style-name="T71">my</text:span>.prop<text:span text:style-name="T71">"</text:span>, 1, 3);</text:p>
      <text:p text:style-name="P103">policy = new BetweenEE("<text:span text:style-name="T67">$script{2 * ${other</text:span>.prop<text:span text:style-name="T67">}}$"</text:span>, <text:span text:style-name="T68">"$script{1 + 0.5}$"</text:span>, 3);</text:p>
      <text:p text:style-name="P103">policy = new BetweenEE("<text:span text:style-name="T71">my</text:span>.prop<text:span text:style-name="T71">"</text:span>, 1, <text:span text:style-name="T68">"$script{2 * ${other.prop}}$"</text:span>);</text:p>
      <text:p text:style-name="P103">policy = new BetweenEE("<text:span text:style-name="T71">my</text:span>.prop<text:span text:style-name="T71">"</text:span>, "<text:span text:style-name="T67">$script{2 * ${</text:span>prop<text:span text:style-name="T71">1}}$"</text:span>, <text:span text:style-name="T68">"${prop2}"</text:span>);</text:p>
      <text:p text:style-name="P53"/>
      <text:p text:style-name="Standard">XML Element: <text:span text:style-name="T1">&lt;BetweenEE&gt;</text:span></text:p>
      <text:p text:style-name="Standard">Nested elements:</text:p>
      <text:p text:style-name="P57"><text:s text:c="2"/><text:span text:style-name="T1">&lt;Property&gt;</text:span> : name of a node property <text:span text:style-name="T77">or numeric expression</text:span>, min = 1, max = 1</text:p>
      <text:p text:style-name="Standard"><text:s text:c="2"/><text:span text:style-name="T1">&lt;Value&gt;</text:span> : <text:span text:style-name="T78">numeric literals or expressions for </text:span>the bounds of the interval, min = 2, max = 2</text:p>
      <text:p text:style-name="Standard">Usage:</text:p>
      <text:p text:style-name="P103">&lt;BetweenEE&gt;</text:p>
      <text:p text:style-name="P103"><text:s text:c="2"/>&lt;Property&gt;<text:span text:style-name="T72">my.prop</text:span>&lt;/Property&gt;</text:p>
      <text:p text:style-name="P103"><text:s text:c="2"/>&lt;Value&gt;<text:span text:style-name="T72">1</text:span>&lt;/Value&gt;</text:p>
      <text:p text:style-name="P103"><text:s text:c="2"/>&lt;Value&gt;3&lt;/Value&gt;</text:p>
      <text:p text:style-name="P103">&lt;/BetweenEE&gt;</text:p>
      <text:p text:style-name="P53"/>
      <text:p text:style-name="P103">&lt;BetweenEE&gt;</text:p>
      <text:p text:style-name="P103"><text:s text:c="2"/>&lt;Property&gt;<text:span text:style-name="T67">$script{2 * ${other</text:span>.prop<text:span text:style-name="T67">}}$</text:span>&lt;/Property&gt;</text:p>
      <text:p text:style-name="P103"><text:s text:c="2"/>&lt;Value&gt;<text:span text:style-name="T68">$script{1 + 0.5}$</text:span>&lt;/Value&gt;</text:p>
      <text:p text:style-name="P103"><text:s text:c="2"/>&lt;Value&gt;3&lt;/Value&gt;</text:p>
      <text:p text:style-name="P103">&lt;/BetweenEE&gt;</text:p>
      <text:p text:style-name="P53"/>
      <text:p text:style-name="P103">&lt;BetweenEE&gt;</text:p>
      <text:p text:style-name="P103"><text:s text:c="2"/>&lt;Property&gt;<text:span text:style-name="T72">my.prop</text:span>&lt;/Property&gt;</text:p>
      <text:p text:style-name="P103"><text:s text:c="2"/>&lt;Value&gt;1&lt;/Value&gt;</text:p>
      <text:p text:style-name="P103"><text:s text:c="2"/>&lt;Value&gt;<text:span text:style-name="T68">$script{2 * ${other.prop}}$</text:span>&lt;/Value&gt;</text:p>
      <text:p text:style-name="P103">&lt;/BetweenEE&gt;</text:p>
      <text:p text:style-name="P53"/>
      <text:p text:style-name="P103">&lt;BetweenEE&gt;</text:p>
      <text:p text:style-name="P103"><text:s text:c="2"/>&lt;Property&gt;<text:span text:style-name="T72">my.prop</text:span>&lt;/Property&gt;</text:p>
      <text:p text:style-name="P103"><text:s text:c="2"/>&lt;Value&gt;<text:span text:style-name="T67">$script{2 * ${</text:span>prop<text:span text:style-name="T71">1}}$</text:span>&lt;/Value&gt;</text:p>
      <text:p text:style-name="P103"><text:s text:c="2"/>&lt;Value&gt;<text:span text:style-name="T68">${prop2}</text:span>&lt;/Value&gt;</text:p>
      <text:p text:style-name="P103">&lt;/BetweenEE&gt;</text:p>
      <text:list xml:id="list35027332775438"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a xlink:type="simple" xlink:href="https://www.jppf.org/javadoc/6.1/index.html?org/jppf/node/policy/Contains.html" text:style-name="Internet_20_link" text:visited-style-name="Visited_20_Internet_20_Link"><text:span text:style-name="T1">Contains</text:span></text:a></text:p>
      <text:p text:style-name="Standard">Constructor:</text:p>
      <text:p text:style-name="P104">Contains(String <text:span text:style-name="T66">propertyNameOrExpression</text:span>, boolean ignoreCase, String <text:span text:style-name="T74">valueOrExpression</text:span>)</text:p>
      <text:p text:style-name="Standard">Usage:</text:p>
      <text:p text:style-name="Code_20_block">policy = new Contains("some.property", true, "<text:span text:style-name="T74">$script{'${otherr.prop}' + 'abc'}$"</text:span>);</text:p>
      <text:p text:style-name="Standard"/>
      <text:p text:style-name="Standard">XML Element: <text:span text:style-name="T1">&lt;Contains&gt;</text:span></text:p>
      <text:p text:style-name="Standard">Attribute: <text:span text:style-name="T1">ignoreCase</text:span>: one of "true" or "false", optional, defaults to "false"</text:p>
      <text:p text:style-name="Standard">Nested elements:</text:p>
      <text:p text:style-name="Standard"><text:s text:c="2"/><text:span text:style-name="T1">&lt;Property&gt;</text:span> : name of a node property, min = 1, max = 1</text:p>
      <text:p text:style-name="P56"><text:s text:c="2"/><text:span text:style-name="T1">&lt;Value&gt;</text:span> : <text:span text:style-name="T77">substring literal or expression t</text:span>o lookup, min = 1, max = 1</text:p>
      <text:p text:style-name="Standard">Usage:</text:p>
      <text:p text:style-name="Code_20_block">&lt;Contains ignoreCase="true"&gt;</text:p>
      <text:p text:style-name="Code_20_block"><text:s text:c="2"/>&lt;Property&gt;some.property&lt;/Property&gt;</text:p>
      <text:p text:style-name="P104"><text:s text:c="2"/>&lt;Value&gt;<text:span text:style-name="T74">$script{'${otherr.prop}' + 'abc'}$</text:span>&lt;/Value&gt;</text:p>
      <text:p text:style-name="Code_20_block">&lt;/Contains&gt;</text:p>
      <text:list xml:id="list35027889189692"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P114"/>
      <text:p text:style-name="Standard">Class name: <text:a xlink:type="simple" xlink:href="https://www.jppf.org/javadoc/6.1/index.html?org/jppf/node/policy/OneOf.html" text:style-name="Internet_20_link" text:visited-style-name="Visited_20_Internet_20_Link"><text:span text:style-name="T1">OneOf</text:span></text:a></text:p>
      <text:p text:style-name="Standard">Constructor<text:span text:style-name="T75">s</text:span>:</text:p>
      <text:p text:style-name="P105">OneOf(String <text:span text:style-name="T66">propertyNameOrExpression</text:span>, boolean ignoreCase, String...values<text:span text:style-name="T75">OrExpressiosn</text:span>)</text:p>
      <text:p text:style-name="P105">OneOf(String <text:span text:style-name="T66">propertyNameOrExpression</text:span>, double...values)</text:p>
      <text:p text:style-name="P105">OneOf(String <text:span text:style-name="T66">propertyNameOrExpression</text:span>, String...<text:span text:style-name="T75">numericV</text:span>alues<text:span text:style-name="T75">OrExpressions</text:span>)</text:p>
      <text:p text:style-name="P54">Usage:</text:p>
      <text:p text:style-name="Code_20_block">policy = new OneOf("user.language", true, "en", "fr", "it");</text:p>
      <text:p text:style-name="P105">policy = new OneOf("<text:span text:style-name="T75">$script{${prop1} + 2.1}$</text:span>", 1.2, 5.1);</text:p>
      <text:p text:style-name="P105">policy = new OneOf("<text:span text:style-name="T75">my</text:span>.prop", <text:span text:style-name="T75">"</text:span>1.2<text:span text:style-name="T75">"</text:span>, <text:span text:style-name="T75">"$script{1.2}$"</text:span>, "<text:span text:style-name="T75">$script{${other.prop} + 2.1}$</text:span>");</text:p>
      <text:p text:style-name="Standard"/>
      <text:p text:style-name="Standard">XML Element: <text:span text:style-name="T1">&lt;OneOf&gt;</text:span></text:p>
      <text:p text:style-name="Standard">Attributes:</text:p>
      <text:p text:style-name="Standard"><text:s text:c="2"/><text:span text:style-name="T1">ignoreCase</text:span>: one of "true" or "false", optional, defaults to "false"</text:p>
      <text:p text:style-name="Standard"><text:s text:c="2"/><text:span text:style-name="T1">valueType</text:span>: one of "string" or "numeric", optional, defaults to "string"</text:p>
      <text:p text:style-name="Standard">Nested elements:</text:p>
      <text:p text:style-name="Standard"><text:s text:c="2"/><text:span text:style-name="T1">&lt;Property&gt;</text:span> : name of a node property <text:span text:style-name="T77">or expression of the related type</text:span>, min = 1, max = 1</text:p>
      <text:p text:style-name="P56"><text:s text:c="2"/><text:span text:style-name="T1">&lt;Value&gt;</text:span> : <text:span text:style-name="T77">literal <text:s/>or expression of the related type</text:span>,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p text:style-name="P55"/>
      <text:p text:style-name="P106">&lt;OneOf&gt;</text:p>
      <text:p text:style-name="P106"><text:s text:c="2"/>&lt;Property&gt;<text:span text:style-name="T75">$script{${prop1} + 2.1}$</text:span>&lt;/Property&gt;</text:p>
      <text:p text:style-name="P106"><text:s text:c="2"/>&lt;Value&gt;1.2&lt;/Value&gt;</text:p>
      <text:p text:style-name="P106"><text:s text:c="2"/>&lt;Value&gt;5.1&lt;/Value&gt;</text:p>
      <text:p text:style-name="P106">&lt;/OneOf&gt;</text:p>
      <text:p text:style-name="P55"/>
      <text:p text:style-name="P106">&lt;OneOf&gt;</text:p>
      <text:p text:style-name="P106"><text:s text:c="2"/>&lt;Property&gt;<text:span text:style-name="T75">my</text:span>.prop&lt;/Property&gt;</text:p>
      <text:p text:style-name="P106"><text:s text:c="2"/>&lt;Value&gt;1.2&lt;/Value&gt;</text:p>
      <text:p text:style-name="P106"><text:s text:c="2"/>&lt;Value&gt;<text:span text:style-name="T75">$script{1.2}$</text:span>&lt;/Value&gt;</text:p>
      <text:p text:style-name="P106"><text:s text:c="2"/>&lt;Value&gt;<text:span text:style-name="T75">$script{${other.prop} + 2.1}$</text:span>&lt;/Value&gt;</text:p>
      <text:p text:style-name="P106">&lt;/OneOf&gt;</text:p>
      <text:p text:style-name="P55"/>
      <text:list xml:id="list35026233599130"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_<text:span text:style-name="T76">or_expression</text:span> matches regular_expression”</text:p>
      <text:p text:style-name="Standard">The regular expression must follow the syntax for the <text:a xlink:type="simple" xlink:href="https://docs.oracle.com/javase/8/docs/api/index.html?java/util/regex/Pattern.html" text:style-name="Internet_20_link" text:visited-style-name="Visited_20_Internet_20_Link">Java regular expression patterns</text:a>.</text:p>
      <text:p text:style-name="Standard"/>
      <text:p text:style-name="Standard">Class name: <text:a xlink:type="simple" xlink:href="https://www.jppf.org/javadoc/6.1/index.html?org/jppf/node/policy/RegExp.html" text:style-name="Internet_20_link" text:visited-style-name="Visited_20_Internet_20_Link"><text:span text:style-name="T1">RegExp</text:span></text:a></text:p>
      <text:p text:style-name="Standard">Constructor:</text:p>
      <text:p text:style-name="P107">RegExp(String <text:span text:style-name="T66">propertyNameOrExpression</text:span>,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text:span text:style-name="T1">&lt;Property&gt;</text:span> : name of a node property <text:span text:style-name="T77">or string expression</text:span>, min = 1, max = 1</text:p>
      <text:p text:style-name="Standard"><text:s text:c="2"/><text:span text:style-name="T1">&lt;Value&gt;</text:span>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35027661083348" text:continue-numbering="true" text:style-name="Outline">
        <text:list-item>
          <text:list>
            <text:list-item>
              <text:list>
                <text:list-item>
                  <text:h text:style-name="P129" text:outline-level="3">ScriptedPolicy</text:h>
                </text:list-item>
              </text:list>
            </text:list-item>
          </text:list>
        </text:list-item>
      </text:list>
      <text:p text:style-name="P15">Executes a script which returns a boolean value.</text:p>
      <text:p text:style-name="P14"/>
      <text:p text:style-name="P14">Class name: <text:a xlink:type="simple" xlink:href="https://www.jppf.org/javadoc/6.1/index.html?org/jppf/node/policy/ScriptedPolicy.html" text:style-name="Internet_20_link" text:visited-style-name="Visited_20_Internet_20_Link"><text:span text:style-name="T4">ScriptedPolicy</text:span></text:a></text:p>
      <text:p text:style-name="P14">Constructor<text:span text:style-name="T40">s</text:span>:</text:p>
      <text:p text:style-name="P69"><text:span text:style-name="T40">ScriptedPolicy</text:span>(String <text:span text:style-name="T40">language</text:span>, String <text:span text:style-name="T40">script</text:span>)</text:p>
      <text:p text:style-name="P69"><text:span text:style-name="T40">ScriptedPolicy</text:span>(String <text:span text:style-name="T40">language</text:span>, <text:span text:style-name="T40">Reader</text:span> <text:span text:style-name="T40">scriptReader</text:span>)</text:p>
      <text:p text:style-name="P69"><text:soft-page-break/><text:span text:style-name="T40">ScriptedPolicy</text:span>(String <text:span text:style-name="T40">language</text:span>, <text:span text:style-name="T40">File</text:span> <text:span text:style-name="T40">scriptFile</text:span>)</text:p>
      <text:p text:style-name="P14">Usage:</text:p>
      <text:p text:style-name="P71">policy = new <text:span text:style-name="T40">ScriptedPolicy</text:span>("<text:span text:style-name="T40">javascript</text:span>", "<text:span text:style-name="T40">true</text:span>");</text:p>
      <text:p text:style-name="P71">policy = new <text:span text:style-name="T40">ScriptedPolicy</text:span>("<text:span text:style-name="T40">javascript</text:span>", <text:span text:style-name="T42">new StringReader(myScript)</text:span>);</text:p>
      <text:p text:style-name="P69">policy = new <text:span text:style-name="T40">ScriptedPolicy</text:span>("<text:span text:style-name="T40">javascript</text:span>", <text:span text:style-name="T42">new File(</text:span>"<text:span text:style-name="T42">myScript.js</text:span>"<text:span text:style-name="T42">)</text:span>);</text:p>
      <text:p text:style-name="P14"/>
      <text:p text:style-name="P14">XML Element: <text:span text:style-name="T1">&lt;</text:span><text:span text:style-name="T4">Script</text:span><text:span text:style-name="T1">&gt;</text:span></text:p>
      <text:p text:style-name="P14">Attribute: <text:span text:style-name="T4">language</text:span></text:p>
      <text:p text:style-name="P14">Usage:</text:p>
      <text:p text:style-name="P70">&lt;<text:span text:style-name="T41">Script language=”javascript”</text:span>&gt;<text:span text:style-name="T41">true</text:span>&lt;/<text:span text:style-name="T41">Script</text:span>&gt;</text:p>
      <text:p text:style-name="P70"/>
      <text:p text:style-name="P70">&lt;<text:span text:style-name="T41">Script language=”javascript”</text:span>&gt;<text:span text:style-name="T41">&lt;![CDATA[</text:span></text:p>
      <text:p text:style-name="P72">function myFunction() {</text:p>
      <text:p text:style-name="P72"><text:s text:c="2"/>return true;</text:p>
      <text:p text:style-name="P72">}</text:p>
      <text:p text:style-name="P72">myFunction();</text:p>
      <text:p text:style-name="P70"><text:span text:style-name="T41">]]&gt;</text:span>&lt;/<text:span text:style-name="T41">Script</text:span>&gt;</text:p>
      <text:list xml:id="list35026982730210"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a xlink:type="simple" xlink:href="https://www.jppf.org/javadoc/6.1/index.html?org/jppf/node/policy/CustomPolicy.html" text:style-name="Internet_20_link" text:visited-style-name="Visited_20_Internet_20_Link"><text:span text:style-name="T1">CustomPolicy</text:span></text:a></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text:span text:style-name="T1">class</text:span>: fully qualified name of a policy class, required</text:p>
      <text:p text:style-name="Standard">Nested element: <text:span text:style-name="T1">&lt;Arg&gt;</text:span>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35028104303015" text:continue-numbering="true" text:style-name="Outline">
        <text:list-item>
          <text:list>
            <text:list-item>
              <text:list>
                <text:list-item>
                  <text:h text:style-name="P130" text:outline-level="3">Preference</text:h>
                </text:list-item>
              </text:list>
            </text:list-item>
          </text:list>
        </text:list-item>
      </text:list>
      <text:p text:style-name="P17">Evaluates a set of nested policies ordered by preference.</text:p>
      <text:p text:style-name="P17"/>
      <text:p text:style-name="P16">Class name: <text:a xlink:type="simple" xlink:href="https://www.jppf.org/javadoc/6.1/index.html?org/jppf/node/policy/Preference.html" text:style-name="Internet_20_link" text:visited-style-name="Visited_20_Internet_20_Link"><text:span text:style-name="T5">Preference</text:span></text:a></text:p>
      <text:p text:style-name="P16">Constructor<text:span text:style-name="T45">s</text:span>:</text:p>
      <text:p text:style-name="P76"><text:span text:style-name="T45">Preference</text:span>(<text:span text:style-name="T45">ExecutionPolicy</text:span>...<text:span text:style-name="T45">policies</text:span>)</text:p>
      <text:p text:style-name="P76"><text:span text:style-name="T45">Preference</text:span>(<text:span text:style-name="T45">List&lt;ExecutionPolicy&gt; policies</text:span>)</text:p>
      <text:p text:style-name="P16">Usage:</text:p>
      <text:p text:style-name="P76">policy = new <text:span text:style-name="T45">Preference</text:span>(<text:span text:style-name="T45">AtLeast("jppf.processing.threads", 4</text:span>),</text:p>
      <text:p text:style-name="P76"><text:s text:c="2"/><text:span text:style-name="T45">new LessThan("jppf.processing.threads", 4).and(new AtLeast("</text:span><text:span text:style-name="Teletype"><text:span text:style-name="T45">maxMemory", 1_000_000)));</text:span></text:span></text:p>
      <text:p text:style-name="P16"/>
      <text:p text:style-name="P16">XML Element: <text:span text:style-name="T1">&lt;</text:span><text:span text:style-name="T6">Preference</text:span><text:span text:style-name="T1">&gt;</text:span></text:p>
      <text:p text:style-name="P16">Usage:</text:p>
      <text:p text:style-name="P76">&lt;<text:span text:style-name="T46">Preference</text:span>&gt;</text:p>
      <text:p text:style-name="P76"><text:s text:c="2"/><text:span text:style-name="T46">&lt;AtLeast&gt;</text:span></text:p>
      <text:p text:style-name="P77"><text:s text:c="4"/>&lt;<text:span text:style-name="T46">Property</text:span>&gt;<text:span text:style-name="T45">jppf.processing.thread</text:span>&lt;/<text:span text:style-name="T46">Property</text:span>&gt;</text:p>
      <text:p text:style-name="P90"><text:s text:c="4"/>&lt;<text:span text:style-name="T46">Value</text:span>&gt;<text:span text:style-name="T46">4</text:span>&lt;/<text:span text:style-name="T62">Value</text:span>&gt;</text:p>
      <text:p text:style-name="P77"><text:s text:c="2"/>&lt;/A<text:span text:style-name="T46">tLeast</text:span>&gt;</text:p>
      <text:p text:style-name="P77"><text:s text:c="2"/>&lt;A<text:span text:style-name="T46">ND</text:span>&gt;</text:p>
      <text:p text:style-name="P77"><text:s text:c="4"/><text:span text:style-name="T46">&lt;LessThan&gt;</text:span></text:p>
      <text:p text:style-name="P77"><text:s text:c="6"/>&lt;<text:span text:style-name="T46">Property</text:span>&gt;<text:span text:style-name="T45">jppf.processing.thread</text:span>&lt;/<text:span text:style-name="T46">Property</text:span>&gt;</text:p>
      <text:p text:style-name="P77"><text:s text:c="6"/>&lt;<text:span text:style-name="T46">Value</text:span>&gt;<text:span text:style-name="T46">4</text:span>&lt;/<text:span text:style-name="T62">Value</text:span>&gt;</text:p>
      <text:p text:style-name="P77"><text:s text:c="4"/>&lt;/<text:span text:style-name="T46">LessThan</text:span>&gt;</text:p>
      <text:p text:style-name="P77"><text:s text:c="4"/><text:span text:style-name="T46">&lt;AtLeast&gt;</text:span></text:p>
      <text:p text:style-name="P77"><text:s text:c="6"/>&lt;<text:span text:style-name="T46">Property</text:span>&gt;<text:span text:style-name="T46">maxMemory</text:span>&lt;/<text:span text:style-name="T46">Property</text:span>&gt;</text:p>
      <text:p text:style-name="P90"><text:s text:c="6"/>&lt;<text:span text:style-name="T46">Value</text:span>&gt;<text:span text:style-name="T46">1000000</text:span>&lt;/<text:span text:style-name="T62">Value</text:span>&gt;</text:p>
      <text:p text:style-name="P77"><text:s text:c="4"/>&lt;/A<text:span text:style-name="T46">tLeast</text:span>&gt;</text:p>
      <text:p text:style-name="P77"><text:s text:c="2"/>&lt;/A<text:span text:style-name="T46">ND</text:span>&gt;</text:p>
      <text:p text:style-name="P88">&lt;/Preference&gt;</text:p>
      <text:list xml:id="list35027336843776" text:continue-numbering="true" text:style-name="Outline">
        <text:list-item>
          <text:list>
            <text:list-item>
              <text:list>
                <text:list-item>
                  <text:h text:style-name="P131" text:outline-level="3"><text:soft-page-break/>IsInIPv4Subnet</text:h>
                </text:list-item>
              </text:list>
            </text:list-item>
          </text:list>
        </text:list-item>
      </text:list>
      <text:p text:style-name="P18"><text:span text:style-name="T47">Performs a test of type “</text:span><text:a xlink:type="simple" xlink:href="#1.2.7.Network properties|outline" text:style-name="Internet_20_link" text:visited-style-name="Visited_20_Internet_20_Link"><text:span text:style-name="T47">ipv</text:span></text:a><text:a xlink:type="simple" xlink:href="#1.2.7.Network properties|outline" text:style-name="Internet_20_link" text:visited-style-name="Visited_20_Internet_20_Link"><text:span text:style-name="T47">4</text:span></text:a><text:a xlink:type="simple" xlink:href="#1.2.7.Network properties|outline" text:style-name="Internet_20_link" text:visited-style-name="Visited_20_Internet_20_Link"><text:span text:style-name="T47">.addresses</text:span></text:a><text:span text:style-name="T47"> has an address in at least one of s</text:span><text:span text:style-name="T48">1</text:span><text:span text:style-name="T47">, ... <text:s/>or s</text:span><text:span text:style-name="T48">n</text:span><text:span text:style-name="T47"> subnets”</text:span></text:p>
      <text:p text:style-name="P19"><text:span text:style-name="T47">Each subnet can be expressed in either CIDR or </text:span><text:a xlink:type="simple" xlink:href="https://www.jppf.org/javadoc/6.1/index.html?org/jppf/net/IPv4AddressPattern.html" text:style-name="Internet_20_link" text:visited-style-name="Visited_20_Internet_20_Link"><text:span text:style-name="T47">IPv4AddressPattern</text:span></text:a><text:span text:style-name="T47"> format.</text:span></text:p>
      <text:p text:style-name="P22"/>
      <text:p text:style-name="P18"><text:span text:style-name="T47">Class name: </text:span><text:a xlink:type="simple" xlink:href="https://www.jppf.org/javadoc/6.1/index.html?org/jppf/node/policy/IsInIPv4Subnet.html" text:style-name="Internet_20_link" text:visited-style-name="Visited_20_Internet_20_Link"><text:span text:style-name="T7">IsInIPv4Subnet</text:span></text:a></text:p>
      <text:p text:style-name="P22">Constructors:</text:p>
      <text:p text:style-name="P81">IsInIPv4Subnet(String...subnets)</text:p>
      <text:p text:style-name="P81">IsInIPv4Subnet(Collection&lt;String&gt; subnets)</text:p>
      <text:p text:style-name="P22">Usage:</text:p>
      <text:p text:style-name="P81">policy = new IsInIPv4Subnet(“192.168.1.0/24”, “192.168.1.0-255”, <text:span text:style-name="T77">"${ip4.netmask}"</text:span>);</text:p>
      <text:p text:style-name="P22"/>
      <text:p text:style-name="P19"><text:span text:style-name="T49">XML element: </text:span><text:span text:style-name="T8">&lt;</text:span><text:span text:style-name="T7">IsInIPv4Subnet</text:span><text:span text:style-name="T8">&gt;</text:span></text:p>
      <text:p text:style-name="P19"><text:span text:style-name="T49">Nested element: </text:span><text:span text:style-name="T8">&lt;Subnet&gt;</text:span><text:span text:style-name="T49"> : IPv4 subnet mask, min = 1, max = unbounded</text:span></text:p>
      <text:p text:style-name="P24">Usage:</text:p>
      <text:p text:style-name="P84">&lt;IsInIPv4Subnet&gt;</text:p>
      <text:p text:style-name="P84"><text:s text:c="2"/>&lt;Subnet&gt;192.168.1.0/24&lt;/Subnet&gt;</text:p>
      <text:p text:style-name="P86"><text:s text:c="2"/>&lt;Subnet&gt;192.168.1.0-255&lt;/Subnet&gt;</text:p>
      <text:p text:style-name="P86"><text:s text:c="2"/>&lt;Subnet&gt;<text:span text:style-name="T77">${ip4.netmask}</text:span>&lt;/Subnet&gt;</text:p>
      <text:p text:style-name="P86">&lt;/IsInIPv4Subnet&gt;</text:p>
      <text:list xml:id="list35027772138637" text:continue-numbering="true" text:style-name="Outline">
        <text:list-item>
          <text:list>
            <text:list-item>
              <text:list>
                <text:list-item>
                  <text:h text:style-name="P132" text:outline-level="3">IsInIPv6Subnet</text:h>
                </text:list-item>
              </text:list>
            </text:list-item>
          </text:list>
        </text:list-item>
      </text:list>
      <text:p text:style-name="P20"><text:span text:style-name="T47">Performs a test of type “</text:span><text:a xlink:type="simple" xlink:href="#1.2.7.Network properties|outline" text:style-name="Internet_20_link" text:visited-style-name="Visited_20_Internet_20_Link"><text:span text:style-name="T47">ipv6.addresses</text:span></text:a><text:span text:style-name="T47"> has an address in at least one of s</text:span><text:span text:style-name="T48">1</text:span><text:span text:style-name="T47">, ... <text:s/>or s</text:span><text:span text:style-name="T48">n</text:span><text:span text:style-name="T47"> subnets”</text:span></text:p>
      <text:p text:style-name="P20"><text:span text:style-name="T47">Each subnet can be expressed in either CIDR or </text:span><text:a xlink:type="simple" xlink:href="https://www.jppf.org/javadoc/6.1/index.html?org/jppf/net/IPv6AddressPattern.html" text:style-name="Internet_20_link" text:visited-style-name="Visited_20_Internet_20_Link"><text:span text:style-name="T47">IPv6AddressPattern</text:span></text:a><text:span text:style-name="T47"> format.</text:span></text:p>
      <text:p text:style-name="P23"/>
      <text:p text:style-name="P20"><text:span text:style-name="T47">Class name: </text:span><text:a xlink:type="simple" xlink:href="https://www.jppf.org/javadoc/6.1/index.html?org/jppf/node/policy/IsInIPv6Subnet.html" text:style-name="Internet_20_link" text:visited-style-name="Visited_20_Internet_20_Link"><text:span text:style-name="T7">IsInIPv</text:span></text:a><text:a xlink:type="simple" xlink:href="https://www.jppf.org/javadoc/6.1/index.html?org/jppf/node/policy/IsInIPv6Subnet.html" text:style-name="Internet_20_link" text:visited-style-name="Visited_20_Internet_20_Link"><text:span text:style-name="T10">6</text:span></text:a><text:a xlink:type="simple" xlink:href="https://www.jppf.org/javadoc/6.1/index.html?org/jppf/node/policy/IsInIPv6Subnet.html" text:style-name="Internet_20_link" text:visited-style-name="Visited_20_Internet_20_Link"><text:span text:style-name="T7">Subnet</text:span></text:a></text:p>
      <text:p text:style-name="P23">Constructors:</text:p>
      <text:p text:style-name="P82">IsInIPv6Subnet(String...subnets)</text:p>
      <text:p text:style-name="P82">IsInIPv6Subnet(Collection&lt;String&gt; subnets)</text:p>
      <text:p text:style-name="P23">Usage:</text:p>
      <text:p text:style-name="P83">policy = new IsInIPv6Subnet(“::1/80”, “1080::0:0:8:800:200C:417A/97”, <text:span text:style-name="T77">"${ip6.netmask}"</text:span>);</text:p>
      <text:p text:style-name="P23"/>
      <text:p text:style-name="P20"><text:span text:style-name="T49">XML element: </text:span><text:span text:style-name="T8">&lt;</text:span><text:span text:style-name="T7">IsInIPv</text:span><text:span text:style-name="T9">6</text:span><text:span text:style-name="T7">Subnet</text:span><text:span text:style-name="T8">&gt;</text:span></text:p>
      <text:p text:style-name="P20"><text:span text:style-name="T49">Nested element: </text:span><text:span text:style-name="T8">&lt;Subnet&gt;</text:span><text:span text:style-name="T49"> : IPv6 subnet mask, min = 1, max = unbounded</text:span></text:p>
      <text:p text:style-name="P25">Usage:</text:p>
      <text:p text:style-name="P85">&lt;IsInIPv6Subnet&gt;</text:p>
      <text:p text:style-name="P85"><text:s text:c="2"/>&lt;Subnet&gt;::1/80&lt;/Subnet&gt;</text:p>
      <text:p text:style-name="P78"><text:span text:style-name="T49"><text:s text:c="2"/>&lt;Subnet&gt;</text:span><text:span text:style-name="T50">1080::0:0:8:800:200C:417A/97</text:span><text:span text:style-name="T49">&lt;/Subnet&gt;</text:span></text:p>
      <text:p text:style-name="P86"><text:s text:c="2"/>&lt;Subnet&gt;<text:span text:style-name="T77">${ip6.netmask}</text:span>&lt;/Subnet&gt;</text:p>
      <text:p text:style-name="P86">&lt;/IsInIPv6Subnet&gt;</text:p>
      <text:list xml:id="list35027227773090" text:continue-numbering="true" text:style-name="Outline">
        <text:list-item>
          <text:list>
            <text:list-item>
              <text:list>
                <text:list-item>
                  <text:h text:style-name="Heading_20_3" text:outline-level="3">NodesMatching</text:h>
                </text:list-item>
              </text:list>
            </text:list-item>
          </text:list>
        </text:list-item>
      </text:list>
      <text:p text:style-name="P39">Counts the nodes matching a given execution policy and compares the resulting number with an expected number of nodes, using a specified comparison operator: <text:span text:style-name="T19">expected_number compared_to (actual_number matching node_policy)</text:span>.</text:p>
      <text:p text:style-name="P39"/>
      <text:p text:style-name="P39">Class name: <text:a xlink:type="simple" xlink:href="https://www.jppf.org/javadoc/6.1/index.html?org/jppf/node/policy/NodesMatching.html" text:style-name="Internet_20_link" text:visited-style-name="Visited_20_Internet_20_Link"><text:span text:style-name="T1">NodesMatching</text:span></text:a></text:p>
      <text:p text:style-name="P39">Constructor<text:span text:style-name="T80">s</text:span>:</text:p>
      <text:p text:style-name="Code_20_block">NodesMatching(Operator operator, long expectedNodes, ExecutionPolicy nodePolicy)</text:p>
      <text:p text:style-name="P108">NodesMatching(Operator operator, long expectNodes<text:span text:style-name="T80">Expression</text:span>, ExecutionPolicy nodePolicy)</text:p>
      <text:p text:style-name="P40">Usage:</text:p>
      <text:p text:style-name="Code_20_block">new NodesMatching(Operator.AT_LEAST, 4, new MoreThan("availableProcessors", 2));</text:p>
      <text:p text:style-name="P108">new NodesMatching(Operator.AT_LEAST, "<text:span text:style-name="T79">$S{${idle.nodes} / 2}$</text:span>", </text:p>
      <text:p text:style-name="P108"><text:s text:c="2"/>new MoreThan("availableProcessors", 2));</text:p>
      <text:p text:style-name="P40">reads as: <text:span text:style-name="T19">at least 4 nodes with more than 2 processors each</text:span></text:p>
      <text:p text:style-name="P39"/>
      <text:p text:style-name="P39">XML element: <text:span text:style-name="T1">&lt;NodesMatching&gt;</text:span></text:p>
      <text:p text:style-name="P44">Attribute<text:span text:style-name="T61">s</text:span>:</text:p>
      <text:p text:style-name="P44">- <text:span text:style-name="T13">operator</text:span>: <text:span text:style-name="T62">the comparison operator, one of EQUAL, NOT_EQUAL, AT_LEAST, MORE_THAN, AT_MOST, LESS_THAN. </text:span></text:p>
      <text:p text:style-name="P44">- <text:span text:style-name="T14">expected</text:span><text:span text:style-name="T62">: the number of expected nodes as an int literal or expression</text:span></text:p>
      <text:p text:style-name="P44">Nested element: <text:span text:style-name="T62">any other execution policy element</text:span></text:p>
      <text:p text:style-name="P58"/>
      <text:p text:style-name="P58"/>
      <text:p text:style-name="P116">Usage:</text:p>
      <text:p text:style-name="P108">&lt;NodesMatching operator="AT_<text:span text:style-name="T79">MO</text:span>ST" expected="<text:span text:style-name="T80">4</text:span>"&gt;</text:p>
      <text:p text:style-name="P108"><text:s text:c="2"/>&lt;MoreThan&gt;</text:p>
      <text:p text:style-name="P108"><text:s text:c="4"/>&lt;Property&gt;availableProcessors&lt;/Property&gt;</text:p>
      <text:p text:style-name="P108"><text:s text:c="4"/>&lt;Value&gt;2&lt;/Value&gt;</text:p>
      <text:p text:style-name="P108"><text:s text:c="2"/>&lt;/MoreThan&gt;</text:p>
      <text:p text:style-name="P108">&lt;/NodesMatching&gt;</text:p>
      <text:p text:style-name="P59"/>
      <text:p text:style-name="Code_20_block">&lt;NodesMatching operator="AT_<text:span text:style-name="T79">MO</text:span>ST" expected="<text:span text:style-name="T79">$S{${idle.nodes} / 2}$</text:span>"&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list xml:id="list35027970734660" text:continue-numbering="true" text:style-name="Outline">
        <text:list-item>
          <text:list>
            <text:list-item>
              <text:list>
                <text:list-item>
                  <text:h text:style-name="Heading_20_3" text:outline-level="3">AcceptAll</text:h>
                </text:list-item>
              </text:list>
            </text:list-item>
          </text:list>
        </text:list-item>
      </text:list>
      <text:p text:style-name="P62">An execution policy which accepts everything. Mostly useful when used within a more complex policy.</text:p>
      <text:p text:style-name="P62"/>
      <text:p text:style-name="P3"><text:span text:style-name="T61">Class name: </text:span><text:a xlink:type="simple" xlink:href="https://www.jppf.org/javadoc/6.1/index.html?org/jppf/node/policy/AcceptAll.html" text:style-name="Internet_20_link" text:visited-style-name="Visited_20_Internet_20_Link"><text:span text:style-name="T15">AcceptAll</text:span></text:a></text:p>
      <text:p text:style-name="P41">Constructor<text:span text:style-name="T80">s</text:span>:</text:p>
      <text:p text:style-name="P110">AcceptAll()</text:p>
      <text:p text:style-name="P110">AcceptAll(<text:span text:style-name="T82">ExecutionPolicy wrappedPolicy</text:span>)</text:p>
      <text:p text:style-name="P119">Usage:</text:p>
      <text:p text:style-name="P109"><text:span text:style-name="T81">ExecutionPolicy policy = </text:span>new AcceptAll();</text:p>
      <text:p text:style-name="P113"><text:span text:style-name="T81">policy = </text:span>new AcceptAll(new <text:span text:style-name="T84">AtLeast</text:span>("<text:span text:style-name="T84">availableProcessors</text:span>", <text:span text:style-name="T84">2</text:span>));</text:p>
      <text:p text:style-name="P41"/>
      <text:p text:style-name="P41">reads as: <text:span text:style-name="T23">accept whether the node </text:span><text:span text:style-name="T24">has at least 2 CPUs</text:span><text:span text:style-name="T23"> or not</text:span></text:p>
      <text:p text:style-name="P41"/>
      <text:p text:style-name="P41">XML element: <text:span text:style-name="T1">&lt;</text:span><text:span text:style-name="T16">AcceptAll</text:span><text:span text:style-name="T1">&gt;</text:span></text:p>
      <text:p text:style-name="P64"><text:span text:style-name="T83">Optional n</text:span>ested element: <text:span text:style-name="T62">any other execution policy element</text:span></text:p>
      <text:p text:style-name="P60"/>
      <text:p text:style-name="P65">Usage:</text:p>
      <text:p text:style-name="Code_20_block">&lt;AcceptAll/&gt;</text:p>
      <text:p text:style-name="Code_20_block"/>
      <text:p text:style-name="Code_20_block">&lt;AcceptAll&gt;</text:p>
      <text:p text:style-name="Code_20_block"><text:s text:c="2"/>&lt;AtLeast&gt;</text:p>
      <text:p text:style-name="Code_20_block"><text:s text:c="4"/>&lt;Property&gt;availableProcessors&lt;/Property&gt;</text:p>
      <text:p text:style-name="Code_20_block"><text:s text:c="4"/>&lt;Value&gt;2&lt;/Value&gt;</text:p>
      <text:p text:style-name="Code_20_block"><text:s text:c="2"/>&lt;/AtLeast&gt;</text:p>
      <text:p text:style-name="Code_20_block">&lt;/AcceptAll&gt;</text:p>
      <text:list xml:id="list35026910527520" text:continue-numbering="true" text:style-name="Outline">
        <text:list-item>
          <text:list>
            <text:list-item>
              <text:list>
                <text:list-item>
                  <text:h text:style-name="P133" text:outline-level="3"><text:span text:style-name="T83">Reject</text:span>All</text:h>
                </text:list-item>
              </text:list>
            </text:list-item>
          </text:list>
        </text:list-item>
      </text:list>
      <text:p text:style-name="P63">An execution policy which <text:span text:style-name="T83">rejects</text:span> everything. Mostly useful when used within a more complex policy.</text:p>
      <text:p text:style-name="P63"/>
      <text:p text:style-name="P4"><text:span text:style-name="T61">Class name: </text:span><text:a xlink:type="simple" xlink:href="https://www.jppf.org/javadoc/6.1/index.html?org/jppf/node/policy/RejectAll.html" text:style-name="Internet_20_link" text:visited-style-name="Visited_20_Internet_20_Link"><text:span text:style-name="T17">RejectAll</text:span></text:a></text:p>
      <text:p text:style-name="P42">Constructor<text:span text:style-name="T80">s</text:span>:</text:p>
      <text:p text:style-name="P112"><text:span text:style-name="T83">Reject</text:span>All()</text:p>
      <text:p text:style-name="P112"><text:span text:style-name="T85">Reject</text:span>All(<text:span text:style-name="T82">ExecutionPolicy wrappedPolicy</text:span>)</text:p>
      <text:p text:style-name="P42">Usage:</text:p>
      <text:p text:style-name="P112"><text:span text:style-name="T81">ExecutionPolicy policy = </text:span>new <text:span text:style-name="T83">Reject</text:span>All();</text:p>
      <text:p text:style-name="P112"><text:span text:style-name="T81">policy = </text:span>new <text:span text:style-name="T83">Reject</text:span>All(new <text:span text:style-name="T84">AtLeast</text:span>("<text:span text:style-name="T84">availableProcessors</text:span>", <text:span text:style-name="T84">2</text:span>));</text:p>
      <text:p text:style-name="P42"/>
      <text:p text:style-name="P43">reads as: <text:span text:style-name="T83">reject</text:span><text:span text:style-name="T23"> whether the node </text:span><text:span text:style-name="T24">has at least 2 CPUs</text:span><text:span text:style-name="T23"> or not</text:span></text:p>
      <text:p text:style-name="P42"/>
      <text:p text:style-name="P42">XML element: <text:span text:style-name="T1">&lt;</text:span><text:span text:style-name="T17">Reject</text:span><text:span text:style-name="T16">All</text:span><text:span text:style-name="T1">&gt;</text:span></text:p>
      <text:p text:style-name="P67"><text:span text:style-name="T83">Optional n</text:span>ested element: <text:span text:style-name="T62">any other execution policy element</text:span></text:p>
      <text:p text:style-name="P61"/>
      <text:p text:style-name="P66">Usage:</text:p>
      <text:p text:style-name="P112">&lt;<text:span text:style-name="T83">Reject</text:span>All/&gt;</text:p>
      <text:p text:style-name="P112"/>
      <text:p text:style-name="P112">&lt;<text:span text:style-name="T83">Reject</text:span>All&gt;</text:p>
      <text:p text:style-name="P112"><text:s text:c="2"/>&lt;AtLeast&gt;</text:p>
      <text:p text:style-name="P112"><text:s text:c="4"/>&lt;Property&gt;availableProcessors&lt;/Property&gt;</text:p>
      <text:p text:style-name="P112"><text:s text:c="4"/>&lt;Value&gt;2&lt;/Value&gt;</text:p>
      <text:p text:style-name="P112"><text:s text:c="2"/>&lt;/AtLeast&gt;</text:p>
      <text:p text:style-name="P111">&lt;/<text:span text:style-name="T83">Reject</text:span>All&gt;</text:p>
      <text:list xml:id="list35026687956132" text:continue-numbering="true" text:style-name="Outline">
        <text:list-item>
          <text:list>
            <text:list-item>
              <text:h text:style-name="P128" text:outline-level="2"><text:span text:style-name="T35">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s://www.jppf.org/javadoc/6.1/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36">or driver connection</text:span>. As <text:span text:style-name="Code_20_char">JPPFSystemInformation</text:span> encapsulates several sets of properties, the <text:span text:style-name="Code_20_char">ExecutionPolicy</text:span> class provides a method <text:a xlink:type="simple" xlink:href="https://www.jppf.org/javadoc/6.1/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4082998134" text:style-name="Numbering_20_1">
        <text:list-item>
          <text:p text:style-name="P122">in JPPFSystemInformation.get<text:span text:style-name="T39">Uuid</text:span>() : <text:span text:style-name="T39">JPPF uuid and version properties</text:span></text:p>
        </text:list-item>
        <text:list-item>
          <text:p text:style-name="P121">in JPPFSystemInformation.getJppf() : JPPF configuration properties</text:p>
        </text:list-item>
        <text:list-item>
          <text:p text:style-name="P121">in JPPFSystemInformation.getSystem() : system properties</text:p>
        </text:list-item>
        <text:list-item>
          <text:p text:style-name="P121">in JPPFSystemInformation.getEnv() : environment variables</text:p>
        </text:list-item>
        <text:list-item>
          <text:p text:style-name="P121">in JPPFSystemInformation.getNetwork() : IPV4 and IPV6 addresses assigned to the node <text:span text:style-name="T38">or driver</text:span></text:p>
        </text:list-item>
        <text:list-item>
          <text:p text:style-name="P121">in JPPFSystemInformation.getRuntime() : runtime properties</text:p>
        </text:list-item>
        <text:list-item>
          <text:p text:style-name="P121">in JPPFSystemInformation.getStorage() : storage space properties</text:p>
        </text:list-item>
        <text:list-item>
          <text:p text:style-name="P123">in JPPFSystemInformation.getOS() : operatng system information properties</text:p>
        </text:list-item>
      </text:list>
      <text:list xml:id="list35027584158413" text:continue-list="list35026687956132" text:style-name="Outline">
        <text:list-item>
          <text:list>
            <text:list-item>
              <text:list>
                <text:list-item>
                  <text:h text:style-name="P134" text:outline-level="3">JPPF uuid and version properties</text:h>
                </text:list-item>
              </text:list>
            </text:list-item>
          </text:list>
        </text:list-item>
      </text:list>
      <text:p text:style-name="P13">The following properties are provided:</text:p>
      <text:p text:style-name="P13"/>
      <text:p text:style-name="P8"><text:span text:style-name="Code_20_char"><text:span text:style-name="T39">jppf.uuid</text:span></text:span><text:span text:style-name="T39"> : the uuid of the node or driver</text:span></text:p>
      <text:p text:style-name="P8"><text:span text:style-name="Code_20_char"><text:span text:style-name="T39">jppf.version.number</text:span></text:span><text:span text:style-name="T39"> : the current JPPF version number</text:span></text:p>
      <text:p text:style-name="P8"><text:span text:style-name="Code_20_char"><text:span text:style-name="T39">jppf.build.number</text:span></text:span><text:span text:style-name="T39"> : the current build number</text:span></text:p>
      <text:p text:style-name="P8"><text:span text:style-name="Code_20_char"><text:span text:style-name="T39">jppf.build.date</text:span></text:span><text:span text:style-name="T39"> : the build date, including the time zone, in the format “yyyy-MM-dd hh:mm z”</text:span></text:p>
      <text:p text:style-name="P8"/>
      <text:p text:style-name="P12">Related APIs:</text:p>
      <text:p text:style-name="P12"/>
      <text:p text:style-name="P12"><text:a xlink:type="simple" xlink:href="https://www.jppf.org/javadoc/6.1/org/jppf/management/JPPFSystemInformation.html#getUuid()" text:style-name="Internet_20_link" text:visited-style-name="Visited_20_Internet_20_Link"><text:span text:style-name="Code_20_char"><text:span text:style-name="T1">JPPFSystemInformation.get</text:span></text:span></text:a><text:a xlink:type="simple" xlink:href="https://www.jppf.org/javadoc/6.1/org/jppf/management/JPPFSystemInformation.html#getUuid()" text:style-name="Internet_20_link" text:visited-style-name="Visited_20_Internet_20_Link"><text:span text:style-name="Code_20_char"><text:span text:style-name="T3">Uuid</text:span></text:span></text:a><text:a xlink:type="simple" xlink:href="https://www.jppf.org/javadoc/6.1/org/jppf/management/JPPFSystemInformation.html#getUuid()" text:style-name="Internet_20_link" text:visited-style-name="Visited_20_Internet_20_Link"><text:span text:style-name="Code_20_char"><text:span text:style-name="T1">()</text:span></text:span></text:a></text:p>
      <text:p text:style-name="P12"><text:a xlink:type="simple" xlink:href="https://www.jppf.org/javadoc/6.1/org/jppf/utils/VersionUtils.html#getVersion()" text:style-name="Internet_20_link" text:visited-style-name="Visited_20_Internet_20_Link"><text:span text:style-name="Code_20_char"><text:span text:style-name="T3">VersionUtils.getVersion()</text:span></text:span></text:a></text:p>
      <text:list xml:id="list35026181999274"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34">or driver's </text:span>JPPF configuration file, <text:span text:style-name="T34">depending on where the execution policy applies.</text:span></text:p>
      <text:p text:style-name="P10"/>
      <text:p text:style-name="P2"><text:span text:style-name="T34">Additionally, there is one special property “</text:span><text:span text:style-name="T2">jppf.channel.local</text:span><text:span text:style-name="T34">”,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11"/>
      <text:p text:style-name="P68">JPPFJob job = ...;</text:p>
      <text:p text:style-name="P89">// allow job execution only in the client-local executor</text:p>
      <text:p text:style-name="P68">ExecutionPolicy localExecutionPolicy = new Equal("jppf.channel.local", true);</text:p>
      <text:p text:style-name="P68">job.getClientSLA().setExecutionPolicy(localExecutionPolicy);</text:p>
      <text:p text:style-name="P9"/>
      <text:p text:style-name="P37">On the server side, the JPPF driver also dynamically sets and maintains a number of properties for each node:</text:p>
      <text:p text:style-name="P37"/>
      <text:list xml:id="list2429846324" text:style-name="List_20_1">
        <text:list-item>
          <text:p text:style-name="P124"><text:span text:style-name="T1">jppf.peer.driver</text:span>: whether the node is actuall<text:span text:style-name="T59">y</text:span> a peer driver</text:p>
        </text:list-item>
        <text:list-item>
          <text:p text:style-name="P124"><text:span text:style-name="T1">jppf.peer.total.nodes</text:span>: the number of nodes connected to the remote peer driver</text:p>
        </text:list-item>
        <text:list-item>
          <text:p text:style-name="P124"><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124"><text:span text:style-name="T1">jppf.node.idle</text:span>: whther the node is idle or busy exceuting tasks</text:p>
        </text:list-item>
      </text:list>
      <text:p text:style-name="P38"/>
      <text:p text:style-name="P5">Related APIs:</text:p>
      <text:p text:style-name="Standard"/>
      <text:p text:style-name="Standard"><text:a xlink:type="simple" xlink:href="https://www.jppf.org/javadoc/6.1/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s://www.jppf.org/javadoc/6.1/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35027133960461" text:continue-list="list35026181999274" text:style-name="Outline">
        <text:list-item>
          <text:list>
            <text:list-item>
              <text:list>
                <text:list-item>
                  <text:h text:style-name="P136"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5">Related APIs:</text:p>
      <text:p text:style-name="Standard"/>
      <text:p text:style-name="Standard"><text:a xlink:type="simple" xlink:href="https://www.jppf.org/javadoc/6.1/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s://www.jppf.org/javadoc/6.1/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s://docs.oracle.com/javase/8/docs/api/java/lang/System.html#getProperties()" text:style-name="Internet_20_link" text:visited-style-name="Visited_20_Internet_20_Link"><text:span text:style-name="Code_20_char"><text:span text:style-name="T1">java.lang.System.getProperties()</text:span></text:span></text:a></text:p>
      <text:list xml:id="list35026909884083"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5">Related APIs:</text:p>
      <text:p text:style-name="Standard"/>
      <text:p text:style-name="Standard"><text:a xlink:type="simple" xlink:href="https://www.jppf.org/javadoc/6.1/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s://www.jppf.org/javadoc/6.1/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s://docs.oracle.com/javase/8/docs/api/java/lang/System.html#getenv()" text:style-name="Internet_20_link" text:visited-style-name="Visited_20_Internet_20_Link"><text:span text:style-name="Code_20_char"><text:span text:style-name="T1">java.lang.System.getenv()</text:span></text:span></text:a></text:p>
      <text:list xml:id="list35026236195070"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5">Related APIs:</text:p>
      <text:p text:style-name="Standard"/>
      <text:p text:style-name="Standard"><text:a xlink:type="simple" xlink:href="https://www.jppf.org/javadoc/6.1/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s://www.jppf.org/javadoc/6.1/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s://docs.oracle.com/javase/8/docs/api/index.html?java/lang/Runtime.html" text:style-name="Internet_20_link" text:visited-style-name="Visited_20_Internet_20_Link"><text:span text:style-name="Code_20_char"><text:span text:style-name="T1">java.lang.Runtime</text:span></text:span></text:a></text:p>
      <text:p text:style-name="P32"><text:a xlink:type="simple" xlink:href="https://docs.oracle.com/javase/8/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5">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5"><text:span text:style-name="Code_20_char"><text:span text:style-name="T63">used</text:span></text:span><text:span text:style-name="Code_20_char">Memory</text:span> : <text:span text:style-name="T63">the used heap memory in bytes</text:span></text:p>
      <text:p text:style-name="P45"><text:span text:style-name="Code_20_char"><text:span text:style-name="T63">available</text:span></text:span><text:span text:style-name="Code_20_char">Memory</text:span> : <text:span text:style-name="T63">the total available memory in bytes, equal to </text:span><text:span text:style-name="Code_20_char"><text:span text:style-name="T63">maxMemory - usedMemory</text:span></text:span></text:p>
      <text:p text:style-name="P30"><text:span text:style-name="Code_20_char">startTime</text:span> : the JVM start time in milliseconds</text:p>
      <text:p text:style-name="P29"><text:span text:style-name="Code_20_char">uptime</text:span> : the JVM uptime in milliseconds</text:p>
      <text:p text:style-name="P29"><text:span text:style-name="Code_20_char">inputArgs</text:span> : the options passed to the JVM, not includ<text:span text:style-name="T60">ing</text:span> the arguments <text:span text:style-name="T60">passed to</text:span> the <text:span text:style-name="Code_20_char">main()</text:span> method, <text:span text:style-name="T63">formatted as a list of strings separated by ", " (comma followed by a space)</text:span></text:p>
      <text:p text:style-name="Standard"/>
      <text:p text:style-name="P1"><text:span text:style-name="T18">Note</text:span>: <text:span text:style-name="Code_20_char"><text:span text:style-name="T55">uptime</text:span></text:span><text:span text:style-name="T20">, </text:span><text:span text:style-name="Code_20_char"><text:span text:style-name="T27">totalMemory</text:span></text:span><text:span text:style-name="T19"> and </text:span><text:span text:style-name="Code_20_char"><text:span text:style-name="T27">freeMemory</text:span></text:span><text:span text:style-name="T19"> are the values taken </text:span><text:span text:style-name="T20">upon</text:span><text:span text:style-name="T19"> the node </text:span><text:span text:style-name="T20">or</text:span><text:span text:style-name="T19"> server </text:span><text:span text:style-name="T20">startup</text:span><text:span text:style-name="T19">. They may have changed subsequently and should therefore only be used with appropriate precautions</text:span>.</text:p>
      <text:list xml:id="list35027436306987"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5">Related APIs:</text:p>
      <text:p text:style-name="Standard"/>
      <text:p text:style-name="Standard"><text:a xlink:type="simple" xlink:href="https://www.jppf.org/javadoc/6.1/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s://www.jppf.org/javadoc/6.1/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s://docs.oracle.com/javase/8/docs/api/index.html?java/net/NetworkInterface.html" text:style-name="Internet_20_link" text:visited-style-name="Visited_20_Internet_20_Link"><text:span text:style-name="Code_20_char"><text:span text:style-name="T1">java.net.NetworkInterface</text:span></text:span></text:a></text:p>
      <text:p text:style-name="Standard"/>
      <text:p text:style-name="P5">List of properties:</text:p>
      <text:p text:style-name="Standard"/>
      <text:p text:style-name="P21"><text:span text:style-name="Code_20_char">ipv4.addresses</text:span> : space-separated list of IPV4 addresses with associated host in the format host_name|ipv4_address</text:p>
      <text:p text:style-name="P21"><text:span text:style-name="Code_20_char">ipv6.addresses</text:span> : space-separated list of IPV6 addresses with associated host in the format host_name|ipv6_address</text:p>
      <text:p text:style-name="Standard"/>
      <text:p text:style-name="P21">Example:</text:p>
      <text:p text:style-name="Standard"/>
      <text:p text:style-name="P79">ipv4.addresses = www.myhost.com|192.168.121.3 <text:span text:style-name="T51">localhost</text:span>|127.0.0.1 <text:span text:style-name="T51">10</text:span>.1.<text:span text:style-name="T51">1</text:span>.12|<text:span text:style-name="T51">10</text:span>.1.<text:span text:style-name="T51">1</text:span>.12</text:p>
      <text:p text:style-name="P79">ipv6.addresses = www.myhost.com|2001:0db8:85a3:08d3:1319:8a2e:0370:7334</text:p>
      <text:p text:style-name="Standard"><text:soft-page-break/></text:p>
      <text:p text:style-name="P31">Note: when a host name cannot be resolved, the <text:span text:style-name="T51">left</text:span>-hand part of the address, on the <text:span text:style-name="T51">left</text:span> of the "|" (pipe character) will be <text:span text:style-name="T51">set to the IP address</text:span></text:p>
      <text:list xml:id="list35027474915888" text:continue-numbering="true" text:style-name="Outline">
        <text:list-item>
          <text:list>
            <text:list-item>
              <text:list>
                <text:list-item>
                  <text:h text:style-name="P135"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7">i</text:span>on. The storage space information is only available with Java 1.6 or later, as the related APIs did not exist before this version.</text:p>
      <text:p text:style-name="Standard"/>
      <text:p text:style-name="P5">Related APIs:</text:p>
      <text:p text:style-name="Standard"/>
      <text:p text:style-name="Standard"><text:a xlink:type="simple" xlink:href="https://www.jppf.org/javadoc/6.1/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s://www.jppf.org/javadoc/6.1/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s://docs.oracle.com/javase/8/docs/api/java/io/File.html#getFreeSpace()" text:style-name="Internet_20_link" text:visited-style-name="Visited_20_Internet_20_Link"><text:span text:style-name="Code_20_char"><text:span text:style-name="T1">File.getFreeSpace()</text:span></text:span></text:a></text:p>
      <text:p text:style-name="Standard"><text:a xlink:type="simple" xlink:href="https://docs.oracle.com/javase/8/docs/api/java/io/File.html#getTotalSpace()" text:style-name="Internet_20_link" text:visited-style-name="Visited_20_Internet_20_Link"><text:span text:style-name="Code_20_char"><text:span text:style-name="T1">File.getTotalSpace()</text:span></text:span></text:a></text:p>
      <text:p text:style-name="Standard"><text:a xlink:type="simple" xlink:href="https://docs.oracle.com/javase/8/docs/api/java/io/File.html#getUsableSpace()" text:style-name="Internet_20_link" text:visited-style-name="Visited_20_Internet_20_Link"><text:span text:style-name="Code_20_char"><text:span text:style-name="T1">File.getUsableSpace()</text:span></text:span></text:a></text:p>
      <text:p text:style-name="Standard"/>
      <text:p text:style-name="P5">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5">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35026694718297" text:continue-numbering="true" text:style-name="Outline">
        <text:list-item>
          <text:list>
            <text:list-item>
              <text:list>
                <text:list-item>
                  <text:h text:style-name="Heading_20_3" text:outline-level="3">Operating system properties</text:h>
                </text:list-item>
              </text:list>
            </text:list-item>
          </text:list>
        </text:list-item>
      </text:list>
      <text:p text:style-name="P6">Related APIs:</text:p>
      <text:p text:style-name="P26"/>
      <text:p text:style-name="P27"><text:a xlink:type="simple" xlink:href="https://www.jppf.org/javadoc/6.1/org/jppf/management/JPPFSystemInformation.html#getOS()" text:style-name="Internet_20_link" text:visited-style-name="Visited_20_Internet_20_Link"><text:span text:style-name="Code_20_char"><text:span text:style-name="T11">JPPFSystemInformation.getOS()</text:span></text:span></text:a></text:p>
      <text:p text:style-name="P27"><text:a xlink:type="simple" xlink:href="https://www.jppf.org/javadoc/6.1/org/jppf/utils/SystemUtils.html#getOS()" text:style-name="Internet_20_link" text:visited-style-name="Visited_20_Internet_20_Link"><text:span text:style-name="Code_20_char"><text:span text:style-name="T11">SystemUtils.getOS()</text:span></text:span></text:a></text:p>
      <text:p text:style-name="P26"/>
      <text:p text:style-name="P6">List of properties:</text:p>
      <text:p text:style-name="P26"/>
      <text:p text:style-name="P26"><text:span text:style-name="Code_20_char">os.TotalPhysicalMemorySize</text:span> : total system <text:span text:style-name="T53">RAM</text:span> in bytes</text:p>
      <text:p text:style-name="P26"><text:span text:style-name="Code_20_char">os.FreePhysicalMemorySize</text:span> : available system <text:span text:style-name="T53">RAM</text:span> in bytes *</text:p>
      <text:p text:style-name="P26"><text:span text:style-name="Code_20_char">os.TotalSwapSpaceSize</text:span> : total system swap <text:span text:style-name="T53">space </text:span>in bytes</text:p>
      <text:p text:style-name="P26"><text:span text:style-name="Code_20_char">os.FreeSwapSpaceSize</text:span> : available system swap <text:span text:style-name="T53">space </text:span>in bytes *</text:p>
      <text:p text:style-name="P26"><text:span text:style-name="Code_20_char">os.CommittedVirtualMemorySize</text:span> : process committed v<text:span text:style-name="T56">irtual </text:span>m<text:span text:style-name="T56">emory</text:span> in bytes *</text:p>
      <text:p text:style-name="P26"><text:span text:style-name="Code_20_char">os.ProcessCpuTime</text:span> : process <text:span text:style-name="T54">CPU</text:span> time in nanos<text:span text:style-name="T53">econds *</text:span></text:p>
      <text:p text:style-name="P26"><text:span text:style-name="Code_20_char">os.Name</text:span> : operating system name</text:p>
      <text:p text:style-name="P26"><text:span text:style-name="Code_20_char">os.Version</text:span> : operating system version</text:p>
      <text:p text:style-name="P26"><text:span text:style-name="Code_20_char">os.Arch</text:span> : operating system architecture</text:p>
      <text:p text:style-name="P26"><text:span text:style-name="Code_20_char">os.AvailableProcessors</text:span> : system available cores</text:p>
      <text:p text:style-name="P26"/>
      <text:p text:style-name="P26">* <text:span text:style-name="T21">these values are computed at node or server startup time, and will change subsequently; they should be used with appropriate precautions.</text:span></text:p>
      <text:p text:style-name="P26"/>
      <text:p text:style-name="P28"/>
      <text:p text:style-name="P115">Example:</text:p>
      <text:p text:style-name="P28"/>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35027499269865" text:continue-numbering="true" text:style-name="Outline">
        <text:list-item>
          <text:list>
            <text:list-item>
              <text:list>
                <text:list-item>
                  <text:h text:style-name="Heading_20_3" text:outline-level="3">Server statistics</text:h>
                </text:list-item>
              </text:list>
            </text:list-item>
          </text:list>
        </text:list-item>
      </text:list>
      <text:p text:style-name="P7">Related APIs:</text:p>
      <text:p text:style-name="P33"/>
      <text:p text:style-name="P33"><text:a xlink:type="simple" xlink:href="https://www.jppf.org/javadoc/6.1/org/jppf/management/JPPFSystemInformation.html#getStats()" text:style-name="Internet_20_link" text:visited-style-name="Visited_20_Internet_20_Link">JPPFSystemInformation.getStats()</text:a></text:p>
      <text:p text:style-name="P33"><text:a xlink:type="simple" xlink:href="https://www.jppf.org/javadoc/6.1/index.html?org/jppf/utils/stats/package-summary.html" text:style-name="Internet_20_link" text:visited-style-name="Visited_20_Internet_20_Link">org.jppf.utils.stats.*</text:a></text:p>
      <text:p text:style-name="P33"/>
      <text:p text:style-name="P36"><text:span text:style-name="T1">Related documentation</text:span>: see <text:span text:style-name="T25">Development guide &gt; The JPPF statistics API</text:span></text:p>
      <text:p text:style-name="P34"/>
      <text:p text:style-name="P34">The ser<text:span text:style-name="T58">v</text:span>er statistics values defined as constants in JPPFStatistics are now included and available in the execution properties for a JPPF driver. The property names are formatted as "<text:span text:style-name="T19">statistic_label</text:span>.<text:span text:style-name="T19">attribute</text:span> = value" where:</text:p>
      <text:p text:style-name="P34"/>
      <text:list xml:id="list35026580252365" text:continue-list="list2429846324" text:style-name="List_20_1">
        <text:list-item>
          <text:p text:style-name="P125"><text:span text:style-name="T19">statistic_label</text:span> is the string returned by <text:a xlink:type="simple" xlink:href="https://www.jppf.org/javadoc/6.1/org/jppf/utils/stats/JPPFSnapshot.html#getLabel()" text:style-name="Internet_20_link" text:visited-style-name="Visited_20_Internet_20_Link">JPPFSnapshot.getLabel()</text:a></text:p>
        </text:list-item>
        <text:list-item>
          <text:p text:style-name="P125"><text:span text:style-name="T26">attribute</text:span> is the attribute name corresponding to one of the <text:span text:style-name="T57">other </text:span>getters in <text:s/><text:a xlink:type="simple" xlink:href="https://www.jppf.org/javadoc/6.1/index.html?org/jppf/utils/stats/JPPFSnapshot.html" text:style-name="Internet_20_link" text:visited-style-name="Visited_20_Internet_20_Link">JPPFSnapshot</text:a></text:p>
        </text:list-item>
        <text:list-item>
          <text:p text:style-name="P126">value is always expressed as a double value, even if it is an integer</text:p>
        </text:list-item>
      </text:list>
      <text:p text:style-name="P33"/>
      <text:p text:style-name="P34">For a a cumulative or non-cumulative statistics snapshot, <text:span text:style-name="T57">such as </text:span><text:a xlink:type="simple" xlink:href="https://www.jppf.org/javadoc/6.1/org/jppf/utils/stats/JPPFStatisticsHelper.html#IDLE_NODES" text:style-name="Internet_20_link" text:visited-style-name="Visited_20_Internet_20_Link"><text:span text:style-name="T57">JPPFStatisticHelper.IDLE_NODE</text:span></text:a>, the available properties will thus be:</text:p>
      <text:p text:style-name="P34"/>
      <text:p text:style-name="Code_20_block"><text:span text:style-name="T22">idle.nodes</text:span>.<text:span text:style-name="T57">avg = 1.0</text:span></text:p>
      <text:p text:style-name="Code_20_block"><text:span text:style-name="T22">idle.nodes</text:span>.<text:span text:style-name="T57">count = 1.0</text:span></text:p>
      <text:p text:style-name="Code_20_block"><text:span text:style-name="T22">idle.nodes</text:span>.<text:span text:style-name="T57">latest = 1.0</text:span></text:p>
      <text:p text:style-name="Code_20_block"><text:span text:style-name="T22">idle.nodes</text:span>.<text:span text:style-name="T57">max = 1.0</text:span></text:p>
      <text:p text:style-name="Code_20_block"><text:span text:style-name="T22">idle.nodes</text:span>.<text:span text:style-name="T57">min = 0.0</text:span></text:p>
      <text:p text:style-name="Code_20_block"><text:span text:style-name="T22">idle.nodes</text:span>.<text:span text:style-name="T57">total = 1.0</text:span></text:p>
      <text:p text:style-name="P33"/>
      <text:p text:style-name="P35">For a single value snapshot such as <text:a xlink:type="simple" xlink:href="https://www.jppf.org/javadoc/6.1/org/jppf/utils/stats/JPPFStatisticsHelper.html#CLIENT_IN_TRAFFIC" text:style-name="Internet_20_link" text:visited-style-name="Visited_20_Internet_20_Link">JPPFStatisticHelper.CLIENT_IN_TRAFFIC</text:a>, there is a single property:</text:p>
      <text:p text:style-name="P35"/>
      <text:p text:style-name="Code_20_block"><text:span text:style-name="T19">client.traffic.in</text:span>.total = 1589.0</text:p>
      <text:p text:style-name="P35"/>
      <text:p text:style-name="P35"/>
      <text:list xml:id="list35027952129114" text:continue-list="list35027499269865" text:style-name="Outline">
        <text:list-item>
          <text:list>
            <text:list-item>
              <text:h text:style-name="P128" text:outline-level="2">Execution policy XML schema</text:h>
            </text:list-item>
          </text:list>
        </text:list-item>
      </text:list>
      <text:p text:style-name="Standard"/>
      <text:p text:style-name="Code_20_block">&lt;?xml version="1.0" encoding="UTF-8"?&gt;<text:line-break/><text:line-break/><text:span text:style-name="T28">&lt;!--<text:line-break/> <text:s/>JPPF.<text:line-break/> <text:s/>Copyright (C) 2005-201</text:span><text:span text:style-name="T31">4</text:span><text:span text:style-name="T28"> JPPF Team. <text:line-break/> <text:s/>https://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s://www.jppf.org/schemas/ExecutionPolicy.xsd"<text:line-break/> <text:s/>targetNamespace="https://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44">Script</text:span>" type="jppf:<text:span text:style-name="T44">ScriptedR</text:span>uleType"/&gt;<text:line-break/><text:span text:style-name="T52"> <text:s text:c="5"/>&lt;element name="IsInIPv4Subnet" type="jppf:SubnetRuleType"/&gt;</text:span></text:p>
      <text:p text:style-name="P87"><text:s text:c="6"/>&lt;element name="IsInIPv6Subnet" type="jppf:SubnetRuleType"/&gt;</text:p>
      <text:p text:style-name="P137"><text:s text:c="6"/>&lt;element name="<text:span text:style-name="T86">AcceptAll</text:span>" type="jppf:<text:span text:style-name="T86">ZeroOrOne</text:span>RuleType"/&gt;</text:p>
      <text:p text:style-name="P137"><text:s text:c="6"/>&lt;element name="<text:span text:style-name="T86">RejctAll</text:span>" type="jppf:<text:span text:style-name="T86">ZeroOrOne</text:span>RuleType"/&gt;</text:p>
      <text:p text:style-name="P137"><text:s text:c="6"/>&lt;element name="<text:span text:style-name="T64">NodesMatching</text:span>" type="jppf:<text:span text:style-name="T64">Global</text:span>Type"/&gt;</text:p>
      <text:p text:style-name="P91"><text:s text:c="4"/>&lt;/choice&gt;<text:line-break/> <text:s/>&lt;/group&gt;<text:line-break/><text:line-break/> <text:s/><text:span text:style-name="T29">&lt;!-- unary predicates : NOT --&gt;</text:span></text:p>
      <text:p text:style-name="P138"><text:s text:c="2"/>&lt;complexType name="OneRuleType"&gt;<text:line-break/> <text:s text:c="3"/>&lt;sequence&gt;<text:line-break/> <text:s text:c="5"/>&lt;group ref="jppf:Rule"/&gt;<text:line-break/> <text:s text:c="3"/>&lt;/sequence&gt;<text:line-break/> <text:s/>&lt;/complexType&gt;</text:p>
      <text:p text:style-name="P138"/>
      <text:p text:style-name="P139"><text:s text:c="2"/><text:span text:style-name="T28">&lt;!-- Rule with a single optional other rule as argument --&gt;</text:span></text:p>
      <text:p text:style-name="P138"><text:s text:c="2"/>&lt;complexType name="ZeroOrOneRuleType"&gt;</text:p>
      <text:p text:style-name="P138"><text:s text:c="4"/>&lt;sequence minOccurs="0" maxOccurs="1"&gt;</text:p>
      <text:p text:style-name="P138"><text:s text:c="6"/>&lt;group ref="jppf:Rule"/&gt;</text:p>
      <text:p text:style-name="P138"><text:s text:c="4"/>&lt;/sequence&gt;</text:p>
      <text:p text:style-name="P138"><text:s text:c="2"/>&lt;/complexType&gt;</text:p>
      <text:p text:style-name="P138"><text:span text:style-name="T52"><text:s/></text:span></text:p>
      <text:p text:style-name="P138"><text:span text:style-name="T52"><text:s text:c="2"/></text:span><text:span text:style-name="T32">&lt;!-- n-ary predicates : Preference --&gt;</text:span></text:p>
      <text:p text:style-name="P87"><text:s text:c="2"/>&lt;complexType name="OneOrMoreRulesType"&gt;</text:p>
      <text:p text:style-name="P87"><text:s text:c="4"/>&lt;sequence minOccurs="1" maxOccurs="unbounded"&gt;</text:p>
      <text:p text:style-name="P87"><text:s text:c="6"/>&lt;group ref="jppf:Rule"/&gt;</text:p>
      <text:p text:style-name="P87"><text:s text:c="4"/>&lt;/sequence&gt;</text:p>
      <text:p text:style-name="P87"><text:s text:c="2"/>&lt;/complexType&gt;</text:p>
      <text:p text:style-name="P80"><text:line-break/> <text:s/><text:span text:style-name="T29">&lt;!-- binary predicates : AND, OR, XOR --&gt;</text:span></text:p>
      <text:p text:style-name="P73"><text:s text:c="2"/>&lt;complexType name="TwoOrMoreRulesType"&gt;<text:line-break/> <text:s text:c="3"/>&lt;sequence minOccurs="2" maxOccurs="unbounded"&gt;<text:line-break/> <text:s text:c="5"/>&lt;group ref="jppf:Rule"/&gt;<text:line-break/> <text:s text:c="3"/>&lt;/sequence&gt;<text:line-break/> <text:s/>&lt;/complexType&gt;<text:line-break/></text:p>
      <text:p text:style-name="P138"><text:s text:c="2"/><text:span text:style-name="T28">&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8">&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8">&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8">&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p>
      <text:p text:style-name="P138"/>
      <text:p text:style-name="P139"><text:s text:c="2"/><text:span text:style-name="T28">&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 <text:s/><text:span text:style-name="T28">&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80"><text:span text:style-name="T52"><text:s text:c="2"/></text:span><text:span text:style-name="T32">&lt;!-- Subnet matching execution policy --&gt;</text:span></text:p>
      <text:p text:style-name="P87"><text:s text:c="2"/>&lt;complexType name="SubnetRuleType"&gt;</text:p>
      <text:p text:style-name="P87"><text:s text:c="4"/>&lt;sequence&gt;</text:p>
      <text:p text:style-name="P87"><text:s text:c="6"/>&lt;element name="Subnet" type="string" minOccurs="1" maxOccurs="unbounded"/&gt;</text:p>
      <text:p text:style-name="P87"><text:s text:c="4"/>&lt;/sequence&gt;</text:p>
      <text:p text:style-name="P87"><text:s text:c="2"/>&lt;/complexType&gt;</text:p>
      <text:p text:style-name="P80"><text:line-break/> <text:s/><text:span text:style-name="T28">&lt;!-- </text:span><text:span text:style-name="T29">custom execution policy</text:span><text:span text:style-name="T28">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8">&lt;!-- </text:span><text:span text:style-name="T30">scripted</text:span><text:span text:style-name="T29"> execution policy</text:span><text:span text:style-name="T28"> --&gt;</text:span><text:line-break/> <text:s/>&lt;complexType name="<text:span text:style-name="T43">Scripted</text:span>RuleType"&gt;<text:line-break/> <text:s text:c="3"/>&lt;<text:span text:style-name="T43">simpleContent</text:span>&gt;<text:line-break/> <text:s text:c="5"/><text:span text:style-name="T43">&lt;extension base="string"&gt;</text:span></text:p>
      <text:p text:style-name="P75"><text:s text:c="8"/>&lt;attribute name="language" type="string"/&gt;</text:p>
      <text:p text:style-name="P75"><text:s text:c="6"/>&lt;/extension&gt;</text:p>
      <text:p text:style-name="P74"><text:s text:c="4"/>&lt;/<text:span text:style-name="T43">simpleContent</text:span>&gt;<text:line-break/> <text:s/>&lt;/complexType&gt;<text:line-break/></text:p>
      <text:p text:style-name="P92"><text:span text:style-name="T65"><text:s text:c="2"/></text:span><text:span text:style-name="T33">&lt;!-- test of type "if _operator_(_expected_) nodes match _execution_policy_" --&gt;</text:span></text:p>
      <text:p text:style-name="P93"><text:s text:c="2"/>&lt;complexType name="GlobalType"&gt;</text:p>
      <text:p text:style-name="P93"><text:s text:c="4"/>&lt;sequence&gt;</text:p>
      <text:p text:style-name="P93"><text:s text:c="6"/>&lt;group ref="jppf:Rule"/&gt;</text:p>
      <text:p text:style-name="P93"><text:s text:c="4"/>&lt;/sequence&gt;</text:p>
      <text:p text:style-name="P93"><text:s text:c="4"/>&lt;attribute name="operator" use="optional" default="EQUAL"&gt;</text:p>
      <text:p text:style-name="P93"><text:s text:c="6"/>&lt;simpleType&gt;</text:p>
      <text:p text:style-name="P93"><text:s text:c="8"/>&lt;restriction base="string"&gt;</text:p>
      <text:p text:style-name="P93"><text:s text:c="10"/>&lt;enumeration value="EQUAL"/&gt;</text:p>
      <text:p text:style-name="P93"><text:s text:c="10"/>&lt;enumeration value="NOT_EQUAL"/&gt;</text:p>
      <text:p text:style-name="P93"><text:s text:c="10"/>&lt;enumeration value="AT_LEAST"/&gt;</text:p>
      <text:p text:style-name="P93"><text:s text:c="10"/>&lt;enumeration value="AT_MOST"/&gt;</text:p>
      <text:p text:style-name="P93"><text:s text:c="10"/>&lt;enumeration value="MORE_THAN"/&gt;</text:p>
      <text:p text:style-name="P93"><text:soft-page-break/><text:s text:c="10"/>&lt;enumeration value="LESS_THAN"/&gt;</text:p>
      <text:p text:style-name="P93"><text:s text:c="8"/>&lt;/restriction&gt;</text:p>
      <text:p text:style-name="P93"><text:s text:c="6"/>&lt;/simpleType&gt;</text:p>
      <text:p text:style-name="P93"><text:s text:c="4"/>&lt;/attribute&gt;</text:p>
      <text:p text:style-name="P93"><text:s text:c="4"/>&lt;attribute name="expected" type="long" use="optional" default="0"/&gt;</text:p>
      <text:p text:style-name="P93"><text:s text:c="2"/>&lt;/complexType&gt;</text:p>
      <text:p text:style-name="P92">&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18M3S</meta:editing-duration>
    <meta:editing-cycles>115</meta:editing-cycles>
    <meta:generator>LibreOffice/6.0.3.2$Windows_X86_64 LibreOffice_project/8f48d515416608e3a835360314dac7e47fd0b821</meta:generator>
    <meta:creation-date>2009-11-09T06:38:14.61</meta:creation-date>
    <dc:date>2018-10-20T03:50:25.623000000</dc:date>
    <meta:document-statistic meta:table-count="0" meta:image-count="0" meta:object-count="0" meta:page-count="19" meta:paragraph-count="815" meta:word-count="3986" meta:character-count="35926" meta:non-whitespace-character-count="3145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